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de59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de5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ff5ce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sopotential" table:style-name="ta1">
        <table:shapes>
          <draw:frame draw:z-index="0" draw:style-name="gr1" draw:text-style-name="P1" svg:width="335.31mm" svg:height="176.06mm" svg:x="85.14mm" svg:y="45.75mm">
            <draw:object draw:notify-on-update-of-ranges="isopotential.A8:isopotential.A269 isopotential.C8:isopotential.C269 isopotential.A8:isopotential.A2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7" office:value-type="float" office:value="0.2" calcext:value-type="float">
            <text:p>0,2</text:p>
          </table:table-cell>
          <table:table-cell table:style-name="Default"/>
          <table:table-cell table:style-name="ce1" office:value-type="string" calcext:value-type="string">
            <text:p>tau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миллисекунд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V0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Erest</text:p>
          </table:table-cell>
          <table:table-cell table:style-name="ce7" office:value-type="float" office:value="-70" calcext:value-type="float">
            <text:p>-70</text:p>
          </table:table-cell>
          <table:table-cell table:style-name="ce7" office:value-type="string" calcext:value-type="string">
            <text:p>милливольт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0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[.B4]+([.A8]*[.$B$3])*(1-EXP(1)^(-[.$B$1]/([.$B$3]*[.$B$2])))" office:value-type="float" office:value="0.181269246922018" calcext:value-type="float">
            <text:p>0,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[.$B$5]/[.B3]*(1-EXP(1)^(-[.$B$1]/([.$B$3]*[.$B$2])))" office:value-type="float" office:value="-12.6888472845413" calcext:value-type="float">
            <text:p>-12,69</text:p>
          </table:table-cell>
          <table:table-cell table:formula="of:=IF([.A9] &lt;&gt; 0; [.C8]+([.A9]*[.$B$3] - [.C8])*(1-EXP(1)^(-[.$B$1]/([.$B$3]*[.$B$2])));[.C8]*(EXP(1)^(-[.$B$1]/([.$B$3]*[.$B$2]))))" office:value-type="float" office:value="0.329679953964361" calcext:value-type="float">
            <text:p>0,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] &lt;&gt; 0; [.C9]+([.A10]*[.$B$3] - [.C9])*(1-EXP(1)^(-[.$B$1]/([.$B$3]*[.$B$2])));[.C9]*(EXP(1)^(-[.$B$1]/([.$B$3]*[.$B$2]))))" office:value-type="float" office:value="0.451188363905974" calcext:value-type="float">
            <text:p>0,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] &lt;&gt; 0; [.C10]+([.A11]*[.$B$3] - [.C10])*(1-EXP(1)^(-[.$B$1]/([.$B$3]*[.$B$2])));[.C10]*(EXP(1)^(-[.$B$1]/([.$B$3]*[.$B$2]))))" office:value-type="float" office:value="0.550671035882779" calcext:value-type="float">
            <text:p>0,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] &lt;&gt; 0; [.C11]+([.A12]*[.$B$3] - [.C11])*(1-EXP(1)^(-[.$B$1]/([.$B$3]*[.$B$2])));[.C11]*(EXP(1)^(-[.$B$1]/([.$B$3]*[.$B$2]))))" office:value-type="float" office:value="0.632120558828558" calcext:value-type="float">
            <text:p>0,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] &lt;&gt; 0; [.C12]+([.A13]*[.$B$3] - [.C12])*(1-EXP(1)^(-[.$B$1]/([.$B$3]*[.$B$2])));[.C12]*(EXP(1)^(-[.$B$1]/([.$B$3]*[.$B$2]))))" office:value-type="float" office:value="0.698805788087798" calcext:value-type="float">
            <text:p>0,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4] &lt;&gt; 0; [.C13]+([.A14]*[.$B$3] - [.C13])*(1-EXP(1)^(-[.$B$1]/([.$B$3]*[.$B$2])));[.C13]*(EXP(1)^(-[.$B$1]/([.$B$3]*[.$B$2]))))" office:value-type="float" office:value="0.753403036058394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5] &lt;&gt; 0; [.C14]+([.A15]*[.$B$3] - [.C14])*(1-EXP(1)^(-[.$B$1]/([.$B$3]*[.$B$2])));[.C14]*(EXP(1)^(-[.$B$1]/([.$B$3]*[.$B$2]))))" office:value-type="float" office:value="0.798103482005345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] &lt;&gt; 0; [.C15]+([.A16]*[.$B$3] - [.C15])*(1-EXP(1)^(-[.$B$1]/([.$B$3]*[.$B$2])));[.C15]*(EXP(1)^(-[.$B$1]/([.$B$3]*[.$B$2]))))" office:value-type="float" office:value="0.834701111778413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] &lt;&gt; 0; [.C16]+([.A17]*[.$B$3] - [.C16])*(1-EXP(1)^(-[.$B$1]/([.$B$3]*[.$B$2])));[.C16]*(EXP(1)^(-[.$B$1]/([.$B$3]*[.$B$2]))))" office:value-type="float" office:value="0.864664716763387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8] &lt;&gt; 0; [.C17]+([.A18]*[.$B$3] - [.C17])*(1-EXP(1)^(-[.$B$1]/([.$B$3]*[.$B$2])));[.C17]*(EXP(1)^(-[.$B$1]/([.$B$3]*[.$B$2]))))" office:value-type="float" office:value="0.707927594715648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9] &lt;&gt; 0; [.C18]+([.A19]*[.$B$3] - [.C18])*(1-EXP(1)^(-[.$B$1]/([.$B$3]*[.$B$2])));[.C18]*(EXP(1)^(-[.$B$1]/([.$B$3]*[.$B$2]))))" office:value-type="float" office:value="0.579602092746227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0] &lt;&gt; 0; [.C19]+([.A20]*[.$B$3] - [.C19])*(1-EXP(1)^(-[.$B$1]/([.$B$3]*[.$B$2])));[.C19]*(EXP(1)^(-[.$B$1]/([.$B$3]*[.$B$2]))))" office:value-type="float" office:value="0.474538057879693" calcext:value-type="float">
            <text:p>0,4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1] &lt;&gt; 0; [.C20]+([.A21]*[.$B$3] - [.C20])*(1-EXP(1)^(-[.$B$1]/([.$B$3]*[.$B$2])));[.C20]*(EXP(1)^(-[.$B$1]/([.$B$3]*[.$B$2]))))" office:value-type="float" office:value="0.388518901492004" calcext:value-type="float">
            <text:p>0,3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2] &lt;&gt; 0; [.C21]+([.A22]*[.$B$3] - [.C21])*(1-EXP(1)^(-[.$B$1]/([.$B$3]*[.$B$2])));[.C21]*(EXP(1)^(-[.$B$1]/([.$B$3]*[.$B$2]))))" office:value-type="float" office:value="0.13682312588156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3] &lt;&gt; 0; [.C22]+([.A23]*[.$B$3] - [.C22])*(1-EXP(1)^(-[.$B$1]/([.$B$3]*[.$B$2])));[.C22]*(EXP(1)^(-[.$B$1]/([.$B$3]*[.$B$2]))))" office:value-type="float" office:value="-0.0692479460305249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4] &lt;&gt; 0; [.C23]+([.A24]*[.$B$3] - [.C23])*(1-EXP(1)^(-[.$B$1]/([.$B$3]*[.$B$2])));[.C23]*(EXP(1)^(-[.$B$1]/([.$B$3]*[.$B$2]))))" office:value-type="float" office:value="-0.237964669924693" calcext:value-type="float">
            <text:p>-0,2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5] &lt;&gt; 0; [.C24]+([.A25]*[.$B$3] - [.C24])*(1-EXP(1)^(-[.$B$1]/([.$B$3]*[.$B$2])));[.C24]*(EXP(1)^(-[.$B$1]/([.$B$3]*[.$B$2]))))" office:value-type="float" office:value="-0.376098240335416" calcext:value-type="float">
            <text:p>-0,3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6] &lt;&gt; 0; [.C25]+([.A26]*[.$B$3] - [.C25])*(1-EXP(1)^(-[.$B$1]/([.$B$3]*[.$B$2])));[.C25]*(EXP(1)^(-[.$B$1]/([.$B$3]*[.$B$2]))))" office:value-type="float" office:value="-0.489192442463137" calcext:value-type="float">
            <text:p>-0,4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7] &lt;&gt; 0; [.C26]+([.A27]*[.$B$3] - [.C26])*(1-EXP(1)^(-[.$B$1]/([.$B$3]*[.$B$2])));[.C26]*(EXP(1)^(-[.$B$1]/([.$B$3]*[.$B$2]))))" office:value-type="float" office:value="-0.58178614373992" calcext:value-type="float">
            <text:p>-0,5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8] &lt;&gt; 0; [.C27]+([.A28]*[.$B$3] - [.C27])*(1-EXP(1)^(-[.$B$1]/([.$B$3]*[.$B$2])));[.C27]*(EXP(1)^(-[.$B$1]/([.$B$3]*[.$B$2]))))" office:value-type="float" office:value="-0.65759545451653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29] &lt;&gt; 0; [.C28]+([.A29]*[.$B$3] - [.C28])*(1-EXP(1)^(-[.$B$1]/([.$B$3]*[.$B$2])));[.C28]*(EXP(1)^(-[.$B$1]/([.$B$3]*[.$B$2]))))" office:value-type="float" office:value="-0.719662868619001" calcext:value-type="float">
            <text:p>-0,7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0] &lt;&gt; 0; [.C29]+([.A30]*[.$B$3] - [.C29])*(1-EXP(1)^(-[.$B$1]/([.$B$3]*[.$B$2])));[.C29]*(EXP(1)^(-[.$B$1]/([.$B$3]*[.$B$2]))))" office:value-type="float" office:value="-0.770479369308713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1] &lt;&gt; 0; [.C30]+([.A31]*[.$B$3] - [.C30])*(1-EXP(1)^(-[.$B$1]/([.$B$3]*[.$B$2])));[.C30]*(EXP(1)^(-[.$B$1]/([.$B$3]*[.$B$2]))))" office:value-type="float" office:value="-0.812084401187189" calcext:value-type="float">
            <text:p>-0,8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2] &lt;&gt; 0; [.C31]+([.A32]*[.$B$3] - [.C31])*(1-EXP(1)^(-[.$B$1]/([.$B$3]*[.$B$2])));[.C31]*(EXP(1)^(-[.$B$1]/([.$B$3]*[.$B$2]))))" office:value-type="float" office:value="-0.846147720268888" calcext:value-type="float">
            <text:p>-0,8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3] &lt;&gt; 0; [.C32]+([.A33]*[.$B$3] - [.C32])*(1-EXP(1)^(-[.$B$1]/([.$B$3]*[.$B$2])));[.C32]*(EXP(1)^(-[.$B$1]/([.$B$3]*[.$B$2]))))" office:value-type="float" office:value="-0.874036407152982" calcext:value-type="float">
            <text:p>-0,8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4] &lt;&gt; 0; [.C33]+([.A34]*[.$B$3] - [.C33])*(1-EXP(1)^(-[.$B$1]/([.$B$3]*[.$B$2])));[.C33]*(EXP(1)^(-[.$B$1]/([.$B$3]*[.$B$2]))))" office:value-type="float" office:value="-0.896869732767953" calcext:value-type="float">
            <text:p>-0,9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5] &lt;&gt; 0; [.C34]+([.A35]*[.$B$3] - [.C34])*(1-EXP(1)^(-[.$B$1]/([.$B$3]*[.$B$2])));[.C34]*(EXP(1)^(-[.$B$1]/([.$B$3]*[.$B$2]))))" office:value-type="float" office:value="-0.915564078643972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6] &lt;&gt; 0; [.C35]+([.A36]*[.$B$3] - [.C35])*(1-EXP(1)^(-[.$B$1]/([.$B$3]*[.$B$2])));[.C35]*(EXP(1)^(-[.$B$1]/([.$B$3]*[.$B$2]))))" office:value-type="float" office:value="-0.930869714521346" calcext:value-type="float">
            <text:p>-0,9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37] &lt;&gt; 0; [.C36]+([.A37]*[.$B$3] - [.C36])*(1-EXP(1)^(-[.$B$1]/([.$B$3]*[.$B$2])));[.C36]*(EXP(1)^(-[.$B$1]/([.$B$3]*[.$B$2]))))" office:value-type="float" office:value="-0.943400909309566" calcext:value-type="float">
            <text:p>-0,9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38] &lt;&gt; 0; [.C37]+([.A38]*[.$B$3] - [.C37])*(1-EXP(1)^(-[.$B$1]/([.$B$3]*[.$B$2])));[.C37]*(EXP(1)^(-[.$B$1]/([.$B$3]*[.$B$2]))))" office:value-type="float" office:value="-0.772391336933474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39] &lt;&gt; 0; [.C38]+([.A39]*[.$B$3] - [.C38])*(1-EXP(1)^(-[.$B$1]/([.$B$3]*[.$B$2])));[.C38]*(EXP(1)^(-[.$B$1]/([.$B$3]*[.$B$2]))))" office:value-type="float" office:value="-0.632380540958452" calcext:value-type="float">
            <text:p>-0,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0] &lt;&gt; 0; [.C39]+([.A40]*[.$B$3] - [.C39])*(1-EXP(1)^(-[.$B$1]/([.$B$3]*[.$B$2])));[.C39]*(EXP(1)^(-[.$B$1]/([.$B$3]*[.$B$2]))))" office:value-type="float" office:value="-0.517749396530775" calcext:value-type="float">
            <text:p>-0,5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1] &lt;&gt; 0; [.C40]+([.A41]*[.$B$3] - [.C40])*(1-EXP(1)^(-[.$B$1]/([.$B$3]*[.$B$2])));[.C40]*(EXP(1)^(-[.$B$1]/([.$B$3]*[.$B$2]))))" office:value-type="float" office:value="-0.423897353327312" calcext:value-type="float">
            <text:p>-0,4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2] &lt;&gt; 0; [.C41]+([.A42]*[.$B$3] - [.C41])*(1-EXP(1)^(-[.$B$1]/([.$B$3]*[.$B$2])));[.C41]*(EXP(1)^(-[.$B$1]/([.$B$3]*[.$B$2]))))" office:value-type="float" office:value="-0.347057799317434" calcext:value-type="float">
            <text:p>-0,3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3] &lt;&gt; 0; [.C42]+([.A43]*[.$B$3] - [.C42])*(1-EXP(1)^(-[.$B$1]/([.$B$3]*[.$B$2])));[.C42]*(EXP(1)^(-[.$B$1]/([.$B$3]*[.$B$2]))))" office:value-type="float" office:value="-0.28414689339675" calcext:value-type="float">
            <text:p>-0,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4] &lt;&gt; 0; [.C43]+([.A44]*[.$B$3] - [.C43])*(1-EXP(1)^(-[.$B$1]/([.$B$3]*[.$B$2])));[.C43]*(EXP(1)^(-[.$B$1]/([.$B$3]*[.$B$2]))))" office:value-type="float" office:value="-0.23263980001549" calcext:value-type="float">
            <text:p>-0,2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5] &lt;&gt; 0; [.C44]+([.A45]*[.$B$3] - [.C44])*(1-EXP(1)^(-[.$B$1]/([.$B$3]*[.$B$2])));[.C44]*(EXP(1)^(-[.$B$1]/([.$B$3]*[.$B$2]))))" office:value-type="float" office:value="-0.190469358662593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6] &lt;&gt; 0; [.C45]+([.A46]*[.$B$3] - [.C45])*(1-EXP(1)^(-[.$B$1]/([.$B$3]*[.$B$2])));[.C45]*(EXP(1)^(-[.$B$1]/([.$B$3]*[.$B$2]))))" office:value-type="float" office:value="-0.155943121456105" calcext:value-type="float">
            <text:p>-0,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47] &lt;&gt; 0; [.C46]+([.A47]*[.$B$3] - [.C46])*(1-EXP(1)^(-[.$B$1]/([.$B$3]*[.$B$2])));[.C46]*(EXP(1)^(-[.$B$1]/([.$B$3]*[.$B$2]))))" office:value-type="float" office:value="-0.12767542926708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48] &lt;&gt; 0; [.C47]+([.A48]*[.$B$3] - [.C47])*(1-EXP(1)^(-[.$B$1]/([.$B$3]*[.$B$2])));[.C47]*(EXP(1)^(-[.$B$1]/([.$B$3]*[.$B$2]))))" office:value-type="float" office:value="0.0767374465686206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49] &lt;&gt; 0; [.C48]+([.A49]*[.$B$3] - [.C48])*(1-EXP(1)^(-[.$B$1]/([.$B$3]*[.$B$2])));[.C48]*(EXP(1)^(-[.$B$1]/([.$B$3]*[.$B$2]))))" office:value-type="float" office:value="0.244096554340426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0] &lt;&gt; 0; [.C49]+([.A50]*[.$B$3] - [.C49])*(1-EXP(1)^(-[.$B$1]/([.$B$3]*[.$B$2])));[.C49]*(EXP(1)^(-[.$B$1]/([.$B$3]*[.$B$2]))))" office:value-type="float" office:value="0.381118602680896" calcext:value-type="float">
            <text:p>0,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1] &lt;&gt; 0; [.C50]+([.A51]*[.$B$3] - [.C50])*(1-EXP(1)^(-[.$B$1]/([.$B$3]*[.$B$2])));[.C50]*(EXP(1)^(-[.$B$1]/([.$B$3]*[.$B$2]))))" office:value-type="float" office:value="0.493302767506976" calcext:value-type="float">
            <text:p>0,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2] &lt;&gt; 0; [.C51]+([.A52]*[.$B$3] - [.C51])*(1-EXP(1)^(-[.$B$1]/([.$B$3]*[.$B$2])));[.C51]*(EXP(1)^(-[.$B$1]/([.$B$3]*[.$B$2]))))" office:value-type="float" office:value="0.585151393258457" calcext:value-type="float">
            <text:p>0,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3] &lt;&gt; 0; [.C52]+([.A53]*[.$B$3] - [.C52])*(1-EXP(1)^(-[.$B$1]/([.$B$3]*[.$B$2])));[.C52]*(EXP(1)^(-[.$B$1]/([.$B$3]*[.$B$2]))))" office:value-type="float" office:value="0.660350687789145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4] &lt;&gt; 0; [.C53]+([.A54]*[.$B$3] - [.C53])*(1-EXP(1)^(-[.$B$1]/([.$B$3]*[.$B$2])));[.C53]*(EXP(1)^(-[.$B$1]/([.$B$3]*[.$B$2]))))" office:value-type="float" office:value="0.721918662831188" calcext:value-type="float">
            <text:p>0,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5] &lt;&gt; 0; [.C54]+([.A55]*[.$B$3] - [.C54])*(1-EXP(1)^(-[.$B$1]/([.$B$3]*[.$B$2])));[.C54]*(EXP(1)^(-[.$B$1]/([.$B$3]*[.$B$2]))))" office:value-type="float" office:value="0.772326257402847" calcext:value-type="float">
            <text:p>0,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6] &lt;&gt; 0; [.C55]+([.A56]*[.$B$3] - [.C55])*(1-EXP(1)^(-[.$B$1]/([.$B$3]*[.$B$2])));[.C55]*(EXP(1)^(-[.$B$1]/([.$B$3]*[.$B$2]))))" office:value-type="float" office:value="0.81359650526735" calcext:value-type="float">
            <text:p>0,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57] &lt;&gt; 0; [.C56]+([.A57]*[.$B$3] - [.C56])*(1-EXP(1)^(-[.$B$1]/([.$B$3]*[.$B$2])));[.C56]*(EXP(1)^(-[.$B$1]/([.$B$3]*[.$B$2]))))" office:value-type="float" office:value="0.8473857263811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58] &lt;&gt; 0; [.C57]+([.A58]*[.$B$3] - [.C57])*(1-EXP(1)^(-[.$B$1]/([.$B$3]*[.$B$2])));[.C57]*(EXP(1)^(-[.$B$1]/([.$B$3]*[.$B$2]))))" office:value-type="float" office:value="0.693780753907588" calcext:value-type="float">
            <text:p>0,6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59] &lt;&gt; 0; [.C58]+([.A59]*[.$B$3] - [.C58])*(1-EXP(1)^(-[.$B$1]/([.$B$3]*[.$B$2])));[.C58]*(EXP(1)^(-[.$B$1]/([.$B$3]*[.$B$2]))))" office:value-type="float" office:value="0.568019639117769" calcext:value-type="float">
            <text:p>0,5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0] &lt;&gt; 0; [.C59]+([.A60]*[.$B$3] - [.C59])*(1-EXP(1)^(-[.$B$1]/([.$B$3]*[.$B$2])));[.C59]*(EXP(1)^(-[.$B$1]/([.$B$3]*[.$B$2]))))" office:value-type="float" office:value="0.465055146897975" calcext:value-type="float">
            <text:p>0,4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1] &lt;&gt; 0; [.C60]+([.A61]*[.$B$3] - [.C60])*(1-EXP(1)^(-[.$B$1]/([.$B$3]*[.$B$2])));[.C60]*(EXP(1)^(-[.$B$1]/([.$B$3]*[.$B$2]))))" office:value-type="float" office:value="0.38075495064257" calcext:value-type="float">
            <text:p>0,3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2] &lt;&gt; 0; [.C61]+([.A62]*[.$B$3] - [.C61])*(1-EXP(1)^(-[.$B$1]/([.$B$3]*[.$B$2])));[.C61]*(EXP(1)^(-[.$B$1]/([.$B$3]*[.$B$2]))))" office:value-type="float" office:value="0.31173578747776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3] &lt;&gt; 0; [.C62]+([.A63]*[.$B$3] - [.C62])*(1-EXP(1)^(-[.$B$1]/([.$B$3]*[.$B$2])));[.C62]*(EXP(1)^(-[.$B$1]/([.$B$3]*[.$B$2]))))" office:value-type="float" office:value="0.255227676043025" calcext:value-type="float">
            <text:p>0,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4] &lt;&gt; 0; [.C63]+([.A64]*[.$B$3] - [.C63])*(1-EXP(1)^(-[.$B$1]/([.$B$3]*[.$B$2])));[.C63]*(EXP(1)^(-[.$B$1]/([.$B$3]*[.$B$2]))))" office:value-type="float" office:value="0.208962747413049" calcext:value-type="float">
            <text:p>0,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5] &lt;&gt; 0; [.C64]+([.A65]*[.$B$3] - [.C64])*(1-EXP(1)^(-[.$B$1]/([.$B$3]*[.$B$2])));[.C64]*(EXP(1)^(-[.$B$1]/([.$B$3]*[.$B$2]))))" office:value-type="float" office:value="0.17108422755473" calcext:value-type="float">
            <text:p>0,1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6] &lt;&gt; 0; [.C65]+([.A66]*[.$B$3] - [.C65])*(1-EXP(1)^(-[.$B$1]/([.$B$3]*[.$B$2])));[.C65]*(EXP(1)^(-[.$B$1]/([.$B$3]*[.$B$2]))))" office:value-type="float" office:value="0.140071918465649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67] &lt;&gt; 0; [.C66]+([.A67]*[.$B$3] - [.C66])*(1-EXP(1)^(-[.$B$1]/([.$B$3]*[.$B$2])));[.C66]*(EXP(1)^(-[.$B$1]/([.$B$3]*[.$B$2]))))" office:value-type="float" office:value="0.114681187290458" calcext:value-type="float">
            <text:p>0,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68] &lt;&gt; 0; [.C67]+([.A68]*[.$B$3] - [.C67])*(1-EXP(1)^(-[.$B$1]/([.$B$3]*[.$B$2])));[.C67]*(EXP(1)^(-[.$B$1]/([.$B$3]*[.$B$2]))))" office:value-type="float" office:value="0.275162261756212" calcext:value-type="float">
            <text:p>0,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69] &lt;&gt; 0; [.C68]+([.A69]*[.$B$3] - [.C68])*(1-EXP(1)^(-[.$B$1]/([.$B$3]*[.$B$2])));[.C68]*(EXP(1)^(-[.$B$1]/([.$B$3]*[.$B$2]))))" office:value-type="float" office:value="0.406553052708323" calcext:value-type="float">
            <text:p>0,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0] &lt;&gt; 0; [.C69]+([.A70]*[.$B$3] - [.C69])*(1-EXP(1)^(-[.$B$1]/([.$B$3]*[.$B$2])));[.C69]*(EXP(1)^(-[.$B$1]/([.$B$3]*[.$B$2]))))" office:value-type="float" office:value="0.514126733932056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1] &lt;&gt; 0; [.C70]+([.A71]*[.$B$3] - [.C70])*(1-EXP(1)^(-[.$B$1]/([.$B$3]*[.$B$2])));[.C70]*(EXP(1)^(-[.$B$1]/([.$B$3]*[.$B$2]))))" office:value-type="float" office:value="0.602200614971733" calcext:value-type="float">
            <text:p>0,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2] &lt;&gt; 0; [.C71]+([.A72]*[.$B$3] - [.C71])*(1-EXP(1)^(-[.$B$1]/([.$B$3]*[.$B$2])));[.C71]*(EXP(1)^(-[.$B$1]/([.$B$3]*[.$B$2]))))" office:value-type="float" office:value="0.674309409921849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3] &lt;&gt; 0; [.C72]+([.A73]*[.$B$3] - [.C72])*(1-EXP(1)^(-[.$B$1]/([.$B$3]*[.$B$2])));[.C72]*(EXP(1)^(-[.$B$1]/([.$B$3]*[.$B$2]))))" office:value-type="float" office:value="0.733347097914903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4] &lt;&gt; 0; [.C73]+([.A74]*[.$B$3] - [.C73])*(1-EXP(1)^(-[.$B$1]/([.$B$3]*[.$B$2])));[.C73]*(EXP(1)^(-[.$B$1]/([.$B$3]*[.$B$2]))))" office:value-type="float" office:value="0.781683068665439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5] &lt;&gt; 0; [.C74]+([.A75]*[.$B$3] - [.C74])*(1-EXP(1)^(-[.$B$1]/([.$B$3]*[.$B$2])));[.C74]*(EXP(1)^(-[.$B$1]/([.$B$3]*[.$B$2]))))" office:value-type="float" office:value="0.821257214398781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6] &lt;&gt; 0; [.C75]+([.A76]*[.$B$3] - [.C75])*(1-EXP(1)^(-[.$B$1]/([.$B$3]*[.$B$2])));[.C75]*(EXP(1)^(-[.$B$1]/([.$B$3]*[.$B$2]))))" office:value-type="float" office:value="0.853657784537458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77] &lt;&gt; 0; [.C76]+([.A77]*[.$B$3] - [.C76])*(1-EXP(1)^(-[.$B$1]/([.$B$3]*[.$B$2])));[.C76]*(EXP(1)^(-[.$B$1]/([.$B$3]*[.$B$2]))))" office:value-type="float" office:value="0.88018512772725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78] &lt;&gt; 0; [.C77]+([.A78]*[.$B$3] - [.C77])*(1-EXP(1)^(-[.$B$1]/([.$B$3]*[.$B$2])));[.C77]*(EXP(1)^(-[.$B$1]/([.$B$3]*[.$B$2]))))" office:value-type="float" office:value="0.720634632472173" calcext:value-type="float">
            <text:p>0,7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79] &lt;&gt; 0; [.C78]+([.A79]*[.$B$3] - [.C78])*(1-EXP(1)^(-[.$B$1]/([.$B$3]*[.$B$2])));[.C78]*(EXP(1)^(-[.$B$1]/([.$B$3]*[.$B$2]))))" office:value-type="float" office:value="0.590005735338017" calcext:value-type="float">
            <text:p>0,5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0] &lt;&gt; 0; [.C79]+([.A80]*[.$B$3] - [.C79])*(1-EXP(1)^(-[.$B$1]/([.$B$3]*[.$B$2])));[.C79]*(EXP(1)^(-[.$B$1]/([.$B$3]*[.$B$2]))))" office:value-type="float" office:value="0.483055840013623" calcext:value-type="float">
            <text:p>0,4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1] &lt;&gt; 0; [.C80]+([.A81]*[.$B$3] - [.C80])*(1-EXP(1)^(-[.$B$1]/([.$B$3]*[.$B$2])));[.C80]*(EXP(1)^(-[.$B$1]/([.$B$3]*[.$B$2]))))" office:value-type="float" office:value="0.395492671673071" calcext:value-type="float">
            <text:p>0,4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2] &lt;&gt; 0; [.C81]+([.A82]*[.$B$3] - [.C81])*(1-EXP(1)^(-[.$B$1]/([.$B$3]*[.$B$2])));[.C81]*(EXP(1)^(-[.$B$1]/([.$B$3]*[.$B$2]))))" office:value-type="float" office:value="0.323802012915716" calcext:value-type="float">
            <text:p>0,3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3] &lt;&gt; 0; [.C82]+([.A83]*[.$B$3] - [.C82])*(1-EXP(1)^(-[.$B$1]/([.$B$3]*[.$B$2])));[.C82]*(EXP(1)^(-[.$B$1]/([.$B$3]*[.$B$2]))))" office:value-type="float" office:value="0.265106665882651" calcext:value-type="float">
            <text:p>0,2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4] &lt;&gt; 0; [.C83]+([.A84]*[.$B$3] - [.C83])*(1-EXP(1)^(-[.$B$1]/([.$B$3]*[.$B$2])));[.C83]*(EXP(1)^(-[.$B$1]/([.$B$3]*[.$B$2]))))" office:value-type="float" office:value="0.217050980204096" calcext:value-type="float">
            <text:p>0,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5] &lt;&gt; 0; [.C84]+([.A85]*[.$B$3] - [.C84])*(1-EXP(1)^(-[.$B$1]/([.$B$3]*[.$B$2])));[.C84]*(EXP(1)^(-[.$B$1]/([.$B$3]*[.$B$2]))))" office:value-type="float" office:value="0.177706312478813" calcext:value-type="float">
            <text:p>0,1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6] &lt;&gt; 0; [.C85]+([.A86]*[.$B$3] - [.C85])*(1-EXP(1)^(-[.$B$1]/([.$B$3]*[.$B$2])));[.C85]*(EXP(1)^(-[.$B$1]/([.$B$3]*[.$B$2]))))" office:value-type="float" office:value="0.14549362304249" calcext:value-type="float">
            <text:p>0,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87] &lt;&gt; 0; [.C86]+([.A87]*[.$B$3] - [.C86])*(1-EXP(1)^(-[.$B$1]/([.$B$3]*[.$B$2])));[.C86]*(EXP(1)^(-[.$B$1]/([.$B$3]*[.$B$2]))))" office:value-type="float" office:value="0.119120103561622" calcext:value-type="float">
            <text:p>0,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88] &lt;&gt; 0; [.C87]+([.A88]*[.$B$3] - [.C87])*(1-EXP(1)^(-[.$B$1]/([.$B$3]*[.$B$2])));[.C87]*(EXP(1)^(-[.$B$1]/([.$B$3]*[.$B$2]))))" office:value-type="float" office:value="0.278796539017752" calcext:value-type="float">
            <text:p>0,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89] &lt;&gt; 0; [.C88]+([.A89]*[.$B$3] - [.C88])*(1-EXP(1)^(-[.$B$1]/([.$B$3]*[.$B$2])));[.C88]*(EXP(1)^(-[.$B$1]/([.$B$3]*[.$B$2]))))" office:value-type="float" office:value="0.409528547267557" calcext:value-type="float">
            <text:p>0,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0] &lt;&gt; 0; [.C89]+([.A90]*[.$B$3] - [.C89])*(1-EXP(1)^(-[.$B$1]/([.$B$3]*[.$B$2])));[.C89]*(EXP(1)^(-[.$B$1]/([.$B$3]*[.$B$2]))))" office:value-type="float" office:value="0.516562862833317" calcext:value-type="float">
            <text:p>0,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1] &lt;&gt; 0; [.C90]+([.A91]*[.$B$3] - [.C90])*(1-EXP(1)^(-[.$B$1]/([.$B$3]*[.$B$2])));[.C90]*(EXP(1)^(-[.$B$1]/([.$B$3]*[.$B$2]))))" office:value-type="float" office:value="0.604195148621658" calcext:value-type="float">
            <text:p>0,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2] &lt;&gt; 0; [.C91]+([.A92]*[.$B$3] - [.C91])*(1-EXP(1)^(-[.$B$1]/([.$B$3]*[.$B$2])));[.C91]*(EXP(1)^(-[.$B$1]/([.$B$3]*[.$B$2]))))" office:value-type="float" office:value="0.675942395959091" calcext:value-type="float">
            <text:p>0,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3] &lt;&gt; 0; [.C92]+([.A93]*[.$B$3] - [.C92])*(1-EXP(1)^(-[.$B$1]/([.$B$3]*[.$B$2])));[.C92]*(EXP(1)^(-[.$B$1]/([.$B$3]*[.$B$2]))))" office:value-type="float" office:value="0.734684073802941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4] &lt;&gt; 0; [.C93]+([.A94]*[.$B$3] - [.C93])*(1-EXP(1)^(-[.$B$1]/([.$B$3]*[.$B$2])));[.C93]*(EXP(1)^(-[.$B$1]/([.$B$3]*[.$B$2]))))" office:value-type="float" office:value="0.782777691941099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5] &lt;&gt; 0; [.C94]+([.A95]*[.$B$3] - [.C94])*(1-EXP(1)^(-[.$B$1]/([.$B$3]*[.$B$2])));[.C94]*(EXP(1)^(-[.$B$1]/([.$B$3]*[.$B$2]))))" office:value-type="float" office:value="0.822153416137599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6] &lt;&gt; 0; [.C95]+([.A96]*[.$B$3] - [.C95])*(1-EXP(1)^(-[.$B$1]/([.$B$3]*[.$B$2])));[.C95]*(EXP(1)^(-[.$B$1]/([.$B$3]*[.$B$2]))))" office:value-type="float" office:value="0.85439153246199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97] &lt;&gt; 0; [.C96]+([.A97]*[.$B$3] - [.C96])*(1-EXP(1)^(-[.$B$1]/([.$B$3]*[.$B$2])));[.C96]*(EXP(1)^(-[.$B$1]/([.$B$3]*[.$B$2]))))" office:value-type="float" office:value="0.880785869718074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98] &lt;&gt; 0; [.C97]+([.A98]*[.$B$3] - [.C97])*(1-EXP(1)^(-[.$B$1]/([.$B$3]*[.$B$2])));[.C97]*(EXP(1)^(-[.$B$1]/([.$B$3]*[.$B$2]))))" office:value-type="float" office:value="0.721126478414724" calcext:value-type="float">
            <text:p>0,7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99] &lt;&gt; 0; [.C98]+([.A99]*[.$B$3] - [.C98])*(1-EXP(1)^(-[.$B$1]/([.$B$3]*[.$B$2])));[.C98]*(EXP(1)^(-[.$B$1]/([.$B$3]*[.$B$2]))))" office:value-type="float" office:value="0.59040842473696" calcext:value-type="float">
            <text:p>0,5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00] &lt;&gt; 0; [.C99]+([.A100]*[.$B$3] - [.C99])*(1-EXP(1)^(-[.$B$1]/([.$B$3]*[.$B$2])));[.C99]*(EXP(1)^(-[.$B$1]/([.$B$3]*[.$B$2]))))" office:value-type="float" office:value="0.483385534208476" calcext:value-type="float">
            <text:p>0,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1] &lt;&gt; 0; [.C100]+([.A101]*[.$B$3] - [.C100])*(1-EXP(1)^(-[.$B$1]/([.$B$3]*[.$B$2])));[.C100]*(EXP(1)^(-[.$B$1]/([.$B$3]*[.$B$2]))))" office:value-type="float" office:value="0.577031849371526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2] &lt;&gt; 0; [.C101]+([.A102]*[.$B$3] - [.C101])*(1-EXP(1)^(-[.$B$1]/([.$B$3]*[.$B$2])));[.C101]*(EXP(1)^(-[.$B$1]/([.$B$3]*[.$B$2]))))" office:value-type="float" office:value="0.653702967507949" calcext:value-type="float">
            <text:p>0,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3] &lt;&gt; 0; [.C102]+([.A103]*[.$B$3] - [.C102])*(1-EXP(1)^(-[.$B$1]/([.$B$3]*[.$B$2])));[.C102]*(EXP(1)^(-[.$B$1]/([.$B$3]*[.$B$2]))))" office:value-type="float" office:value="0.716475969799112" calcext:value-type="float">
            <text:p>0,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4] &lt;&gt; 0; [.C103]+([.A104]*[.$B$3] - [.C103])*(1-EXP(1)^(-[.$B$1]/([.$B$3]*[.$B$2])));[.C103]*(EXP(1)^(-[.$B$1]/([.$B$3]*[.$B$2]))))" office:value-type="float" office:value="0.767870157237923" calcext:value-type="float">
            <text:p>0,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5] &lt;&gt; 0; [.C104]+([.A105]*[.$B$3] - [.C104])*(1-EXP(1)^(-[.$B$1]/([.$B$3]*[.$B$2])));[.C104]*(EXP(1)^(-[.$B$1]/([.$B$3]*[.$B$2]))))" office:value-type="float" office:value="0.809948159023531" calcext:value-type="float">
            <text:p>0,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6] &lt;&gt; 0; [.C105]+([.A106]*[.$B$3] - [.C105])*(1-EXP(1)^(-[.$B$1]/([.$B$3]*[.$B$2])));[.C105]*(EXP(1)^(-[.$B$1]/([.$B$3]*[.$B$2]))))" office:value-type="float" office:value="0.844398713113479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7] &lt;&gt; 0; [.C106]+([.A107]*[.$B$3] - [.C106])*(1-EXP(1)^(-[.$B$1]/([.$B$3]*[.$B$2])));[.C106]*(EXP(1)^(-[.$B$1]/([.$B$3]*[.$B$2]))))" office:value-type="float" office:value="0.872604441207495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8] &lt;&gt; 0; [.C107]+([.A108]*[.$B$3] - [.C107])*(1-EXP(1)^(-[.$B$1]/([.$B$3]*[.$B$2])));[.C107]*(EXP(1)^(-[.$B$1]/([.$B$3]*[.$B$2]))))" office:value-type="float" office:value="0.895697338211022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09] &lt;&gt; 0; [.C108]+([.A109]*[.$B$3] - [.C108])*(1-EXP(1)^(-[.$B$1]/([.$B$3]*[.$B$2])));[.C108]*(EXP(1)^(-[.$B$1]/([.$B$3]*[.$B$2]))))" office:value-type="float" office:value="0.914604203165472" calcext:value-type="float">
            <text:p>0,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0] &lt;&gt; 0; [.C109]+([.A110]*[.$B$3] - [.C109])*(1-EXP(1)^(-[.$B$1]/([.$B$3]*[.$B$2])));[.C109]*(EXP(1)^(-[.$B$1]/([.$B$3]*[.$B$2]))))" office:value-type="float" office:value="0.930083834947973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11] &lt;&gt; 0; [.C110]+([.A111]*[.$B$3] - [.C110])*(1-EXP(1)^(-[.$B$1]/([.$B$3]*[.$B$2])));[.C110]*(EXP(1)^(-[.$B$1]/([.$B$3]*[.$B$2]))))" office:value-type="float" office:value="0.761488238612611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12] &lt;&gt; 0; [.C111]+([.A112]*[.$B$3] - [.C111])*(1-EXP(1)^(-[.$B$1]/([.$B$3]*[.$B$2])));[.C111]*(EXP(1)^(-[.$B$1]/([.$B$3]*[.$B$2]))))" office:value-type="float" office:value="0.623453839059329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13] &lt;&gt; 0; [.C112]+([.A113]*[.$B$3] - [.C112])*(1-EXP(1)^(-[.$B$1]/([.$B$3]*[.$B$2])));[.C112]*(EXP(1)^(-[.$B$1]/([.$B$3]*[.$B$2]))))" office:value-type="float" office:value="0.51044083116240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4] &lt;&gt; 0; [.C113]+([.A114]*[.$B$3] - [.C113])*(1-EXP(1)^(-[.$B$1]/([.$B$3]*[.$B$2])));[.C113]*(EXP(1)^(-[.$B$1]/([.$B$3]*[.$B$2]))))" office:value-type="float" office:value="0.599182853021364" calcext:value-type="float">
            <text:p>0,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5] &lt;&gt; 0; [.C114]+([.A115]*[.$B$3] - [.C114])*(1-EXP(1)^(-[.$B$1]/([.$B$3]*[.$B$2])));[.C114]*(EXP(1)^(-[.$B$1]/([.$B$3]*[.$B$2]))))" office:value-type="float" office:value="0.671838675407613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6] &lt;&gt; 0; [.C115]+([.A116]*[.$B$3] - [.C115])*(1-EXP(1)^(-[.$B$1]/([.$B$3]*[.$B$2])));[.C115]*(EXP(1)^(-[.$B$1]/([.$B$3]*[.$B$2]))))" office:value-type="float" office:value="0.731324231585407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7] &lt;&gt; 0; [.C116]+([.A117]*[.$B$3] - [.C116])*(1-EXP(1)^(-[.$B$1]/([.$B$3]*[.$B$2])));[.C116]*(EXP(1)^(-[.$B$1]/([.$B$3]*[.$B$2]))))" office:value-type="float" office:value="0.780026885792115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8] &lt;&gt; 0; [.C117]+([.A118]*[.$B$3] - [.C117])*(1-EXP(1)^(-[.$B$1]/([.$B$3]*[.$B$2])));[.C117]*(EXP(1)^(-[.$B$1]/([.$B$3]*[.$B$2]))))" office:value-type="float" office:value="0.819901246547669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19] &lt;&gt; 0; [.C118]+([.A119]*[.$B$3] - [.C118])*(1-EXP(1)^(-[.$B$1]/([.$B$3]*[.$B$2])));[.C118]*(EXP(1)^(-[.$B$1]/([.$B$3]*[.$B$2]))))" office:value-type="float" office:value="0.85254761195756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0] &lt;&gt; 0; [.C119]+([.A120]*[.$B$3] - [.C119])*(1-EXP(1)^(-[.$B$1]/([.$B$3]*[.$B$2])));[.C119]*(EXP(1)^(-[.$B$1]/([.$B$3]*[.$B$2]))))" office:value-type="float" office:value="0.879276195294872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1] &lt;&gt; 0; [.C120]+([.A121]*[.$B$3] - [.C120])*(1-EXP(1)^(-[.$B$1]/([.$B$3]*[.$B$2])));[.C120]*(EXP(1)^(-[.$B$1]/([.$B$3]*[.$B$2]))))" office:value-type="float" office:value="0.901159708459332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2] &lt;&gt; 0; [.C121]+([.A122]*[.$B$3] - [.C121])*(1-EXP(1)^(-[.$B$1]/([.$B$3]*[.$B$2])));[.C121]*(EXP(1)^(-[.$B$1]/([.$B$3]*[.$B$2]))))" office:value-type="float" office:value="0.919076413672461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3] &lt;&gt; 0; [.C122]+([.A123]*[.$B$3] - [.C122])*(1-EXP(1)^(-[.$B$1]/([.$B$3]*[.$B$2])));[.C122]*(EXP(1)^(-[.$B$1]/([.$B$3]*[.$B$2]))))" office:value-type="float" office:value="0.933745371224283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24] &lt;&gt; 0; [.C123]+([.A124]*[.$B$3] - [.C123])*(1-EXP(1)^(-[.$B$1]/([.$B$3]*[.$B$2])));[.C123]*(EXP(1)^(-[.$B$1]/([.$B$3]*[.$B$2]))))" office:value-type="float" office:value="0.764486050965537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25] &lt;&gt; 0; [.C124]+([.A125]*[.$B$3] - [.C124])*(1-EXP(1)^(-[.$B$1]/([.$B$3]*[.$B$2])));[.C124]*(EXP(1)^(-[.$B$1]/([.$B$3]*[.$B$2]))))" office:value-type="float" office:value="0.625908240224627" calcext:value-type="float">
            <text:p>0,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26] &lt;&gt; 0; [.C125]+([.A126]*[.$B$3] - [.C125])*(1-EXP(1)^(-[.$B$1]/([.$B$3]*[.$B$2])));[.C125]*(EXP(1)^(-[.$B$1]/([.$B$3]*[.$B$2]))))" office:value-type="float" office:value="0.51245032487682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7] &lt;&gt; 0; [.C126]+([.A127]*[.$B$3] - [.C126])*(1-EXP(1)^(-[.$B$1]/([.$B$3]*[.$B$2])));[.C126]*(EXP(1)^(-[.$B$1]/([.$B$3]*[.$B$2]))))" office:value-type="float" office:value="0.600828087323476" calcext:value-type="float">
            <text:p>0,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8] &lt;&gt; 0; [.C127]+([.A128]*[.$B$3] - [.C127])*(1-EXP(1)^(-[.$B$1]/([.$B$3]*[.$B$2])));[.C127]*(EXP(1)^(-[.$B$1]/([.$B$3]*[.$B$2]))))" office:value-type="float" office:value="0.673185679326771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29] &lt;&gt; 0; [.C128]+([.A129]*[.$B$3] - [.C128])*(1-EXP(1)^(-[.$B$1]/([.$B$3]*[.$B$2])));[.C128]*(EXP(1)^(-[.$B$1]/([.$B$3]*[.$B$2]))))" office:value-type="float" office:value="0.732427065118538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0] &lt;&gt; 0; [.C129]+([.A130]*[.$B$3] - [.C129])*(1-EXP(1)^(-[.$B$1]/([.$B$3]*[.$B$2])));[.C129]*(EXP(1)^(-[.$B$1]/([.$B$3]*[.$B$2]))))" office:value-type="float" office:value="0.780929809521215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1] &lt;&gt; 0; [.C130]+([.A131]*[.$B$3] - [.C130])*(1-EXP(1)^(-[.$B$1]/([.$B$3]*[.$B$2])));[.C130]*(EXP(1)^(-[.$B$1]/([.$B$3]*[.$B$2]))))" office:value-type="float" office:value="0.820640497972367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2] &lt;&gt; 0; [.C131]+([.A132]*[.$B$3] - [.C131])*(1-EXP(1)^(-[.$B$1]/([.$B$3]*[.$B$2])));[.C131]*(EXP(1)^(-[.$B$1]/([.$B$3]*[.$B$2]))))" office:value-type="float" office:value="0.853152859833224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3] &lt;&gt; 0; [.C132]+([.A133]*[.$B$3] - [.C132])*(1-EXP(1)^(-[.$B$1]/([.$B$3]*[.$B$2])));[.C132]*(EXP(1)^(-[.$B$1]/([.$B$3]*[.$B$2]))))" office:value-type="float" office:value="0.879771730343908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4] &lt;&gt; 0; [.C133]+([.A134]*[.$B$3] - [.C133])*(1-EXP(1)^(-[.$B$1]/([.$B$3]*[.$B$2])));[.C133]*(EXP(1)^(-[.$B$1]/([.$B$3]*[.$B$2]))))" office:value-type="float" office:value="0.901565418243205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5] &lt;&gt; 0; [.C134]+([.A135]*[.$B$3] - [.C134])*(1-EXP(1)^(-[.$B$1]/([.$B$3]*[.$B$2])));[.C134]*(EXP(1)^(-[.$B$1]/([.$B$3]*[.$B$2]))))" office:value-type="float" office:value="0.919408580749343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36] &lt;&gt; 0; [.C135]+([.A136]*[.$B$3] - [.C135])*(1-EXP(1)^(-[.$B$1]/([.$B$3]*[.$B$2])));[.C135]*(EXP(1)^(-[.$B$1]/([.$B$3]*[.$B$2]))))" office:value-type="float" office:value="0.934017326625286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37] &lt;&gt; 0; [.C136]+([.A137]*[.$B$3] - [.C136])*(1-EXP(1)^(-[.$B$1]/([.$B$3]*[.$B$2])));[.C136]*(EXP(1)^(-[.$B$1]/([.$B$3]*[.$B$2]))))" office:value-type="float" office:value="0.764708709215804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38] &lt;&gt; 0; [.C137]+([.A138]*[.$B$3] - [.C137])*(1-EXP(1)^(-[.$B$1]/([.$B$3]*[.$B$2])));[.C137]*(EXP(1)^(-[.$B$1]/([.$B$3]*[.$B$2]))))" office:value-type="float" office:value="0.626090537381547" calcext:value-type="float">
            <text:p>0,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39] &lt;&gt; 0; [.C138]+([.A139]*[.$B$3] - [.C138])*(1-EXP(1)^(-[.$B$1]/([.$B$3]*[.$B$2])));[.C138]*(EXP(1)^(-[.$B$1]/([.$B$3]*[.$B$2]))))" office:value-type="float" office:value="0.512599577165392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40] &lt;&gt; 0; [.C139]+([.A140]*[.$B$3] - [.C139])*(1-EXP(1)^(-[.$B$1]/([.$B$3]*[.$B$2])));[.C139]*(EXP(1)^(-[.$B$1]/([.$B$3]*[.$B$2]))))" office:value-type="float" office:value="0.419681037840076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41] &lt;&gt; 0; [.C140]+([.A141]*[.$B$3] - [.C140])*(1-EXP(1)^(-[.$B$1]/([.$B$3]*[.$B$2])));[.C140]*(EXP(1)^(-[.$B$1]/([.$B$3]*[.$B$2]))))" office:value-type="float" office:value="0.343605772163355" calcext:value-type="float">
            <text:p>0,3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42] &lt;&gt; 0; [.C141]+([.A142]*[.$B$3] - [.C141])*(1-EXP(1)^(-[.$B$1]/([.$B$3]*[.$B$2])));[.C141]*(EXP(1)^(-[.$B$1]/([.$B$3]*[.$B$2]))))" office:value-type="float" office:value="0.281320612605245" calcext:value-type="float">
            <text:p>0,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43] &lt;&gt; 0; [.C142]+([.A143]*[.$B$3] - [.C142])*(1-EXP(1)^(-[.$B$1]/([.$B$3]*[.$B$2])));[.C142]*(EXP(1)^(-[.$B$1]/([.$B$3]*[.$B$2]))))" office:value-type="float" office:value="0.230325837014651" calcext:value-type="float">
            <text:p>0,2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44] &lt;&gt; 0; [.C143]+([.A144]*[.$B$3] - [.C143])*(1-EXP(1)^(-[.$B$1]/([.$B$3]*[.$B$2])));[.C143]*(EXP(1)^(-[.$B$1]/([.$B$3]*[.$B$2]))))" office:value-type="float" office:value="0.188574845992322" calcext:value-type="float">
            <text:p>0,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45] &lt;&gt; 0; [.C144]+([.A145]*[.$B$3] - [.C144])*(1-EXP(1)^(-[.$B$1]/([.$B$3]*[.$B$2])));[.C144]*(EXP(1)^(-[.$B$1]/([.$B$3]*[.$B$2]))))" office:value-type="float" office:value="0.154392025670858" calcext:value-type="float">
            <text:p>0,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46] &lt;&gt; 0; [.C145]+([.A146]*[.$B$3] - [.C145])*(1-EXP(1)^(-[.$B$1]/([.$B$3]*[.$B$2])));[.C145]*(EXP(1)^(-[.$B$1]/([.$B$3]*[.$B$2]))))" office:value-type="float" office:value="0.126405499446737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147] &lt;&gt; 0; [.C146]+([.A147]*[.$B$3] - [.C146])*(1-EXP(1)^(-[.$B$1]/([.$B$3]*[.$B$2])));[.C146]*(EXP(1)^(-[.$B$1]/([.$B$3]*[.$B$2]))))" office:value-type="float" office:value="-0.0777771771667929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148] &lt;&gt; 0; [.C147]+([.A148]*[.$B$3] - [.C147])*(1-EXP(1)^(-[.$B$1]/([.$B$3]*[.$B$2])));[.C147]*(EXP(1)^(-[.$B$1]/([.$B$3]*[.$B$2]))))" office:value-type="float" office:value="-0.244947813756066" calcext:value-type="float">
            <text:p>-0,2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  <table:table-cell table:formula="of:=IF([.A149] &lt;&gt; 0; [.C148]+([.A149]*[.$B$3] - [.C148])*(1-EXP(1)^(-[.$B$1]/([.$B$3]*[.$B$2])));[.C148]*(EXP(1)^(-[.$B$1]/([.$B$3]*[.$B$2]))))" office:value-type="float" office:value="-0.381815554943327" calcext:value-type="float">
            <text:p>-0,3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50] &lt;&gt; 0; [.C149]+([.A150]*[.$B$3] - [.C149])*(1-EXP(1)^(-[.$B$1]/([.$B$3]*[.$B$2])));[.C149]*(EXP(1)^(-[.$B$1]/([.$B$3]*[.$B$2]))))" office:value-type="float" office:value="-0.312604136835638" calcext:value-type="float">
            <text:p>-0,3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51] &lt;&gt; 0; [.C150]+([.A151]*[.$B$3] - [.C150])*(1-EXP(1)^(-[.$B$1]/([.$B$3]*[.$B$2])));[.C150]*(EXP(1)^(-[.$B$1]/([.$B$3]*[.$B$2]))))" office:value-type="float" office:value="-0.255938620366734" calcext:value-type="float">
            <text:p>-0,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52] &lt;&gt; 0; [.C151]+([.A152]*[.$B$3] - [.C151])*(1-EXP(1)^(-[.$B$1]/([.$B$3]*[.$B$2])));[.C151]*(EXP(1)^(-[.$B$1]/([.$B$3]*[.$B$2]))))" office:value-type="float" office:value="-0.209544819394596" calcext:value-type="float">
            <text:p>-0,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53] &lt;&gt; 0; [.C152]+([.A153]*[.$B$3] - [.C152])*(1-EXP(1)^(-[.$B$1]/([.$B$3]*[.$B$2])));[.C152]*(EXP(1)^(-[.$B$1]/([.$B$3]*[.$B$2]))))" office:value-type="float" office:value="-0.171560787786527" calcext:value-type="float">
            <text:p>-0,1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54] &lt;&gt; 0; [.C153]+([.A154]*[.$B$3] - [.C153])*(1-EXP(1)^(-[.$B$1]/([.$B$3]*[.$B$2])));[.C153]*(EXP(1)^(-[.$B$1]/([.$B$3]*[.$B$2]))))" office:value-type="float" office:value="-0.140462092983115" calcext:value-type="float">
            <text:p>-0,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55] &lt;&gt; 0; [.C154]+([.A155]*[.$B$3] - [.C154])*(1-EXP(1)^(-[.$B$1]/([.$B$3]*[.$B$2])));[.C154]*(EXP(1)^(-[.$B$1]/([.$B$3]*[.$B$2]))))" office:value-type="float" office:value="-0.115000635166976" calcext:value-type="float">
            <text:p>-0,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56] &lt;&gt; 0; [.C155]+([.A156]*[.$B$3] - [.C155])*(1-EXP(1)^(-[.$B$1]/([.$B$3]*[.$B$2])));[.C155]*(EXP(1)^(-[.$B$1]/([.$B$3]*[.$B$2]))))" office:value-type="float" office:value="-0.0941545566347042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57] &lt;&gt; 0; [.C156]+([.A157]*[.$B$3] - [.C156])*(1-EXP(1)^(-[.$B$1]/([.$B$3]*[.$B$2])));[.C156]*(EXP(1)^(-[.$B$1]/([.$B$3]*[.$B$2]))))" office:value-type="float" office:value="0.104182015862763" calcext:value-type="float">
            <text:p>0,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58] &lt;&gt; 0; [.C157]+([.A158]*[.$B$3] - [.C157])*(1-EXP(1)^(-[.$B$1]/([.$B$3]*[.$B$2])));[.C157]*(EXP(1)^(-[.$B$1]/([.$B$3]*[.$B$2]))))" office:value-type="float" office:value="0.266566267226521" calcext:value-type="float">
            <text:p>0,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59] &lt;&gt; 0; [.C158]+([.A159]*[.$B$3] - [.C158])*(1-EXP(1)^(-[.$B$1]/([.$B$3]*[.$B$2])));[.C158]*(EXP(1)^(-[.$B$1]/([.$B$3]*[.$B$2]))))" office:value-type="float" office:value="0.399515247633574" calcext:value-type="float">
            <text:p>0,4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60] &lt;&gt; 0; [.C159]+([.A160]*[.$B$3] - [.C159])*(1-EXP(1)^(-[.$B$1]/([.$B$3]*[.$B$2])));[.C159]*(EXP(1)^(-[.$B$1]/([.$B$3]*[.$B$2]))))" office:value-type="float" office:value="0.327095419561172" calcext:value-type="float">
            <text:p>0,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1] &lt;&gt; 0; [.C160]+([.A161]*[.$B$3] - [.C160])*(1-EXP(1)^(-[.$B$1]/([.$B$3]*[.$B$2])));[.C160]*(EXP(1)^(-[.$B$1]/([.$B$3]*[.$B$2]))))" office:value-type="float" office:value="0.449072326107695" calcext:value-type="float">
            <text:p>0,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2] &lt;&gt; 0; [.C161]+([.A162]*[.$B$3] - [.C161])*(1-EXP(1)^(-[.$B$1]/([.$B$3]*[.$B$2])));[.C161]*(EXP(1)^(-[.$B$1]/([.$B$3]*[.$B$2]))))" office:value-type="float" office:value="0.548938570662653" calcext:value-type="float">
            <text:p>0,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3] &lt;&gt; 0; [.C162]+([.A163]*[.$B$3] - [.C162])*(1-EXP(1)^(-[.$B$1]/([.$B$3]*[.$B$2])));[.C162]*(EXP(1)^(-[.$B$1]/([.$B$3]*[.$B$2]))))" office:value-type="float" office:value="0.630702136274203" calcext:value-type="float">
            <text:p>0,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64] &lt;&gt; 0; [.C163]+([.A164]*[.$B$3] - [.C163])*(1-EXP(1)^(-[.$B$1]/([.$B$3]*[.$B$2])));[.C163]*(EXP(1)^(-[.$B$1]/([.$B$3]*[.$B$2]))))" office:value-type="float" office:value="0.51637523499967" calcext:value-type="float">
            <text:p>0,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5] &lt;&gt; 0; [.C164]+([.A165]*[.$B$3] - [.C164])*(1-EXP(1)^(-[.$B$1]/([.$B$3]*[.$B$2])));[.C164]*(EXP(1)^(-[.$B$1]/([.$B$3]*[.$B$2]))))" office:value-type="float" office:value="0.604041531944118" calcext:value-type="float">
            <text:p>0,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6] &lt;&gt; 0; [.C165]+([.A166]*[.$B$3] - [.C165])*(1-EXP(1)^(-[.$B$1]/([.$B$3]*[.$B$2])));[.C165]*(EXP(1)^(-[.$B$1]/([.$B$3]*[.$B$2]))))" office:value-type="float" office:value="0.675816625261003" calcext:value-type="float">
            <text:p>0,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7] &lt;&gt; 0; [.C166]+([.A167]*[.$B$3] - [.C166])*(1-EXP(1)^(-[.$B$1]/([.$B$3]*[.$B$2])));[.C166]*(EXP(1)^(-[.$B$1]/([.$B$3]*[.$B$2]))))" office:value-type="float" office:value="0.73458110146458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68] &lt;&gt; 0; [.C167]+([.A168]*[.$B$3] - [.C167])*(1-EXP(1)^(-[.$B$1]/([.$B$3]*[.$B$2])));[.C167]*(EXP(1)^(-[.$B$1]/([.$B$3]*[.$B$2]))))" office:value-type="float" office:value="0.601424138398949" calcext:value-type="float">
            <text:p>0,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69] &lt;&gt; 0; [.C168]+([.A169]*[.$B$3] - [.C168])*(1-EXP(1)^(-[.$B$1]/([.$B$3]*[.$B$2])));[.C168]*(EXP(1)^(-[.$B$1]/([.$B$3]*[.$B$2]))))" office:value-type="float" office:value="0.673673684672666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0] &lt;&gt; 0; [.C169]+([.A170]*[.$B$3] - [.C169])*(1-EXP(1)^(-[.$B$1]/([.$B$3]*[.$B$2])));[.C169]*(EXP(1)^(-[.$B$1]/([.$B$3]*[.$B$2]))))" office:value-type="float" office:value="0.732826610102889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1] &lt;&gt; 0; [.C170]+([.A171]*[.$B$3] - [.C170])*(1-EXP(1)^(-[.$B$1]/([.$B$3]*[.$B$2])));[.C170]*(EXP(1)^(-[.$B$1]/([.$B$3]*[.$B$2]))))" office:value-type="float" office:value="0.781256929287141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72] &lt;&gt; 0; [.C171]+([.A172]*[.$B$3] - [.C171])*(1-EXP(1)^(-[.$B$1]/([.$B$3]*[.$B$2])));[.C171]*(EXP(1)^(-[.$B$1]/([.$B$3]*[.$B$2]))))" office:value-type="float" office:value="0.639639074062652" calcext:value-type="float">
            <text:p>0,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3] &lt;&gt; 0; [.C172]+([.A173]*[.$B$3] - [.C172])*(1-EXP(1)^(-[.$B$1]/([.$B$3]*[.$B$2])));[.C172]*(EXP(1)^(-[.$B$1]/([.$B$3]*[.$B$2]))))" office:value-type="float" office:value="0.704961427727437" calcext:value-type="float">
            <text:p>0,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4] &lt;&gt; 0; [.C173]+([.A174]*[.$B$3] - [.C173])*(1-EXP(1)^(-[.$B$1]/([.$B$3]*[.$B$2])));[.C173]*(EXP(1)^(-[.$B$1]/([.$B$3]*[.$B$2]))))" office:value-type="float" office:value="0.758442847536232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5] &lt;&gt; 0; [.C174]+([.A175]*[.$B$3] - [.C174])*(1-EXP(1)^(-[.$B$1]/([.$B$3]*[.$B$2])));[.C174]*(EXP(1)^(-[.$B$1]/([.$B$3]*[.$B$2]))))" office:value-type="float" office:value="0.802229730651966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76] &lt;&gt; 0; [.C175]+([.A176]*[.$B$3] - [.C175])*(1-EXP(1)^(-[.$B$1]/([.$B$3]*[.$B$2])));[.C175]*(EXP(1)^(-[.$B$1]/([.$B$3]*[.$B$2]))))" office:value-type="float" office:value="0.656810151518231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7] &lt;&gt; 0; [.C176]+([.A177]*[.$B$3] - [.C176])*(1-EXP(1)^(-[.$B$1]/([.$B$3]*[.$B$2])));[.C176]*(EXP(1)^(-[.$B$1]/([.$B$3]*[.$B$2]))))" office:value-type="float" office:value="0.719019916903803" calcext:value-type="float">
            <text:p>0,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8] &lt;&gt; 0; [.C177]+([.A178]*[.$B$3] - [.C177])*(1-EXP(1)^(-[.$B$1]/([.$B$3]*[.$B$2])));[.C177]*(EXP(1)^(-[.$B$1]/([.$B$3]*[.$B$2]))))" office:value-type="float" office:value="0.769952964966736" calcext:value-type="float">
            <text:p>0,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79] &lt;&gt; 0; [.C178]+([.A179]*[.$B$3] - [.C178])*(1-EXP(1)^(-[.$B$1]/([.$B$3]*[.$B$2])));[.C178]*(EXP(1)^(-[.$B$1]/([.$B$3]*[.$B$2]))))" office:value-type="float" office:value="0.811653417763859" calcext:value-type="float">
            <text:p>0,8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80] &lt;&gt; 0; [.C179]+([.A180]*[.$B$3] - [.C179])*(1-EXP(1)^(-[.$B$1]/([.$B$3]*[.$B$2])));[.C179]*(EXP(1)^(-[.$B$1]/([.$B$3]*[.$B$2]))))" office:value-type="float" office:value="0.664525613964122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81] &lt;&gt; 0; [.C180]+([.A181]*[.$B$3] - [.C180])*(1-EXP(1)^(-[.$B$1]/([.$B$3]*[.$B$2])));[.C180]*(EXP(1)^(-[.$B$1]/([.$B$3]*[.$B$2]))))" office:value-type="float" office:value="0.725336803282472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82] &lt;&gt; 0; [.C181]+([.A182]*[.$B$3] - [.C181])*(1-EXP(1)^(-[.$B$1]/([.$B$3]*[.$B$2])));[.C181]*(EXP(1)^(-[.$B$1]/([.$B$3]*[.$B$2]))))" office:value-type="float" office:value="0.775124794108653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83] &lt;&gt; 0; [.C182]+([.A183]*[.$B$3] - [.C182])*(1-EXP(1)^(-[.$B$1]/([.$B$3]*[.$B$2])));[.C182]*(EXP(1)^(-[.$B$1]/([.$B$3]*[.$B$2]))))" office:value-type="float" office:value="0.815887753332011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84] &lt;&gt; 0; [.C183]+([.A184]*[.$B$3] - [.C183])*(1-EXP(1)^(-[.$B$1]/([.$B$3]*[.$B$2])));[.C183]*(EXP(1)^(-[.$B$1]/([.$B$3]*[.$B$2]))))" office:value-type="float" office:value="0.66799239471262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85] &lt;&gt; 0; [.C184]+([.A185]*[.$B$3] - [.C184])*(1-EXP(1)^(-[.$B$1]/([.$B$3]*[.$B$2])));[.C184]*(EXP(1)^(-[.$B$1]/([.$B$3]*[.$B$2]))))" office:value-type="float" office:value="0.728175163295446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86] &lt;&gt; 0; [.C185]+([.A186]*[.$B$3] - [.C185])*(1-EXP(1)^(-[.$B$1]/([.$B$3]*[.$B$2])));[.C185]*(EXP(1)^(-[.$B$1]/([.$B$3]*[.$B$2]))))" office:value-type="float" office:value="0.777448646739581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87] &lt;&gt; 0; [.C186]+([.A187]*[.$B$3] - [.C186])*(1-EXP(1)^(-[.$B$1]/([.$B$3]*[.$B$2])));[.C186]*(EXP(1)^(-[.$B$1]/([.$B$3]*[.$B$2]))))" office:value-type="float" office:value="0.817790362946573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88] &lt;&gt; 0; [.C187]+([.A188]*[.$B$3] - [.C187])*(1-EXP(1)^(-[.$B$1]/([.$B$3]*[.$B$2])));[.C187]*(EXP(1)^(-[.$B$1]/([.$B$3]*[.$B$2]))))" office:value-type="float" office:value="0.669550119715164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89] &lt;&gt; 0; [.C188]+([.A189]*[.$B$3] - [.C188])*(1-EXP(1)^(-[.$B$1]/([.$B$3]*[.$B$2])));[.C188]*(EXP(1)^(-[.$B$1]/([.$B$3]*[.$B$2]))))" office:value-type="float" office:value="0.729450520659867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0] &lt;&gt; 0; [.C189]+([.A190]*[.$B$3] - [.C189])*(1-EXP(1)^(-[.$B$1]/([.$B$3]*[.$B$2])));[.C189]*(EXP(1)^(-[.$B$1]/([.$B$3]*[.$B$2]))))" office:value-type="float" office:value="0.778492821034997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1] &lt;&gt; 0; [.C190]+([.A191]*[.$B$3] - [.C190])*(1-EXP(1)^(-[.$B$1]/([.$B$3]*[.$B$2])));[.C190]*(EXP(1)^(-[.$B$1]/([.$B$3]*[.$B$2]))))" office:value-type="float" office:value="0.818645260553804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92] &lt;&gt; 0; [.C191]+([.A192]*[.$B$3] - [.C191])*(1-EXP(1)^(-[.$B$1]/([.$B$3]*[.$B$2])));[.C191]*(EXP(1)^(-[.$B$1]/([.$B$3]*[.$B$2]))))" office:value-type="float" office:value="0.67025005067693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3] &lt;&gt; 0; [.C192]+([.A193]*[.$B$3] - [.C192])*(1-EXP(1)^(-[.$B$1]/([.$B$3]*[.$B$2])));[.C192]*(EXP(1)^(-[.$B$1]/([.$B$3]*[.$B$2]))))" office:value-type="float" office:value="0.730023575663302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4] &lt;&gt; 0; [.C193]+([.A194]*[.$B$3] - [.C193])*(1-EXP(1)^(-[.$B$1]/([.$B$3]*[.$B$2])));[.C193]*(EXP(1)^(-[.$B$1]/([.$B$3]*[.$B$2]))))" office:value-type="float" office:value="0.778961998789514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5] &lt;&gt; 0; [.C194]+([.A195]*[.$B$3] - [.C194])*(1-EXP(1)^(-[.$B$1]/([.$B$3]*[.$B$2])));[.C194]*(EXP(1)^(-[.$B$1]/([.$B$3]*[.$B$2]))))" office:value-type="float" office:value="0.819029390810087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196] &lt;&gt; 0; [.C195]+([.A196]*[.$B$3] - [.C195])*(1-EXP(1)^(-[.$B$1]/([.$B$3]*[.$B$2])));[.C195]*(EXP(1)^(-[.$B$1]/([.$B$3]*[.$B$2]))))" office:value-type="float" office:value="0.670564549930943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7] &lt;&gt; 0; [.C196]+([.A197]*[.$B$3] - [.C196])*(1-EXP(1)^(-[.$B$1]/([.$B$3]*[.$B$2])));[.C196]*(EXP(1)^(-[.$B$1]/([.$B$3]*[.$B$2]))))" office:value-type="float" office:value="0.730281065874377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8] &lt;&gt; 0; [.C197]+([.A198]*[.$B$3] - [.C197])*(1-EXP(1)^(-[.$B$1]/([.$B$3]*[.$B$2])));[.C197]*(EXP(1)^(-[.$B$1]/([.$B$3]*[.$B$2]))))" office:value-type="float" office:value="0.779172813943938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199] &lt;&gt; 0; [.C198]+([.A199]*[.$B$3] - [.C198])*(1-EXP(1)^(-[.$B$1]/([.$B$3]*[.$B$2])));[.C198]*(EXP(1)^(-[.$B$1]/([.$B$3]*[.$B$2]))))" office:value-type="float" office:value="0.819201991660229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00] &lt;&gt; 0; [.C199]+([.A200]*[.$B$3] - [.C199])*(1-EXP(1)^(-[.$B$1]/([.$B$3]*[.$B$2])));[.C199]*(EXP(1)^(-[.$B$1]/([.$B$3]*[.$B$2]))))" office:value-type="float" office:value="0.670705863554962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01] &lt;&gt; 0; [.C200]+([.A201]*[.$B$3] - [.C200])*(1-EXP(1)^(-[.$B$1]/([.$B$3]*[.$B$2])));[.C200]*(EXP(1)^(-[.$B$1]/([.$B$3]*[.$B$2]))))" office:value-type="float" office:value="0.73039676368419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02] &lt;&gt; 0; [.C201]+([.A202]*[.$B$3] - [.C201])*(1-EXP(1)^(-[.$B$1]/([.$B$3]*[.$B$2])));[.C201]*(EXP(1)^(-[.$B$1]/([.$B$3]*[.$B$2]))))" office:value-type="float" office:value="0.779267539298896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03] &lt;&gt; 0; [.C202]+([.A203]*[.$B$3] - [.C202])*(1-EXP(1)^(-[.$B$1]/([.$B$3]*[.$B$2])));[.C202]*(EXP(1)^(-[.$B$1]/([.$B$3]*[.$B$2]))))" office:value-type="float" office:value="0.819279546221429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04] &lt;&gt; 0; [.C203]+([.A204]*[.$B$3] - [.C203])*(1-EXP(1)^(-[.$B$1]/([.$B$3]*[.$B$2])));[.C203]*(EXP(1)^(-[.$B$1]/([.$B$3]*[.$B$2]))))" office:value-type="float" office:value="0.670769359859258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05] &lt;&gt; 0; [.C204]+([.A205]*[.$B$3] - [.C204])*(1-EXP(1)^(-[.$B$1]/([.$B$3]*[.$B$2])));[.C204]*(EXP(1)^(-[.$B$1]/([.$B$3]*[.$B$2]))))" office:value-type="float" office:value="0.730448750061224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06] &lt;&gt; 0; [.C205]+([.A206]*[.$B$3] - [.C205])*(1-EXP(1)^(-[.$B$1]/([.$B$3]*[.$B$2])));[.C205]*(EXP(1)^(-[.$B$1]/([.$B$3]*[.$B$2]))))" office:value-type="float" office:value="0.779310102144515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07] &lt;&gt; 0; [.C206]+([.A207]*[.$B$3] - [.C206])*(1-EXP(1)^(-[.$B$1]/([.$B$3]*[.$B$2])));[.C206]*(EXP(1)^(-[.$B$1]/([.$B$3]*[.$B$2]))))" office:value-type="float" office:value="0.819314393732076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08] &lt;&gt; 0; [.C207]+([.A208]*[.$B$3] - [.C207])*(1-EXP(1)^(-[.$B$1]/([.$B$3]*[.$B$2])));[.C207]*(EXP(1)^(-[.$B$1]/([.$B$3]*[.$B$2]))))" office:value-type="float" office:value="0.670797890587892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09] &lt;&gt; 0; [.C208]+([.A209]*[.$B$3] - [.C208])*(1-EXP(1)^(-[.$B$1]/([.$B$3]*[.$B$2])));[.C208]*(EXP(1)^(-[.$B$1]/([.$B$3]*[.$B$2]))))" office:value-type="float" office:value="0.730472109046165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0] &lt;&gt; 0; [.C209]+([.A210]*[.$B$3] - [.C209])*(1-EXP(1)^(-[.$B$1]/([.$B$3]*[.$B$2])));[.C209]*(EXP(1)^(-[.$B$1]/([.$B$3]*[.$B$2]))))" office:value-type="float" office:value="0.779329226863847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1] &lt;&gt; 0; [.C210]+([.A211]*[.$B$3] - [.C210])*(1-EXP(1)^(-[.$B$1]/([.$B$3]*[.$B$2])));[.C210]*(EXP(1)^(-[.$B$1]/([.$B$3]*[.$B$2]))))" office:value-type="float" office:value="0.819330051727937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12] &lt;&gt; 0; [.C211]+([.A212]*[.$B$3] - [.C211])*(1-EXP(1)^(-[.$B$1]/([.$B$3]*[.$B$2])));[.C211]*(EXP(1)^(-[.$B$1]/([.$B$3]*[.$B$2]))))" office:value-type="float" office:value="0.670810710270635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3] &lt;&gt; 0; [.C212]+([.A213]*[.$B$3] - [.C212])*(1-EXP(1)^(-[.$B$1]/([.$B$3]*[.$B$2])));[.C212]*(EXP(1)^(-[.$B$1]/([.$B$3]*[.$B$2]))))" office:value-type="float" office:value="0.730482604914671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4] &lt;&gt; 0; [.C213]+([.A214]*[.$B$3] - [.C213])*(1-EXP(1)^(-[.$B$1]/([.$B$3]*[.$B$2])));[.C213]*(EXP(1)^(-[.$B$1]/([.$B$3]*[.$B$2]))))" office:value-type="float" office:value="0.779337820154173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5] &lt;&gt; 0; [.C214]+([.A215]*[.$B$3] - [.C214])*(1-EXP(1)^(-[.$B$1]/([.$B$3]*[.$B$2])));[.C214]*(EXP(1)^(-[.$B$1]/([.$B$3]*[.$B$2]))))" office:value-type="float" office:value="0.819337087318997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6] &lt;&gt; 0; [.C215]+([.A216]*[.$B$3] - [.C215])*(1-EXP(1)^(-[.$B$1]/([.$B$3]*[.$B$2])));[.C215]*(EXP(1)^(-[.$B$1]/([.$B$3]*[.$B$2]))))" office:value-type="float" office:value="0.85208571744742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7] &lt;&gt; 0; [.C216]+([.A217]*[.$B$3] - [.C216])*(1-EXP(1)^(-[.$B$1]/([.$B$3]*[.$B$2])));[.C216]*(EXP(1)^(-[.$B$1]/([.$B$3]*[.$B$2]))))" office:value-type="float" office:value="0.878898028054737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8] &lt;&gt; 0; [.C217]+([.A218]*[.$B$3] - [.C217])*(1-EXP(1)^(-[.$B$1]/([.$B$3]*[.$B$2])));[.C217]*(EXP(1)^(-[.$B$1]/([.$B$3]*[.$B$2]))))" office:value-type="float" office:value="0.900850091310026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19] &lt;&gt; 0; [.C218]+([.A219]*[.$B$3] - [.C218])*(1-EXP(1)^(-[.$B$1]/([.$B$3]*[.$B$2])));[.C218]*(EXP(1)^(-[.$B$1]/([.$B$3]*[.$B$2]))))" office:value-type="float" office:value="0.91882292059064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20] &lt;&gt; 0; [.C219]+([.A220]*[.$B$3] - [.C219])*(1-EXP(1)^(-[.$B$1]/([.$B$3]*[.$B$2])));[.C219]*(EXP(1)^(-[.$B$1]/([.$B$3]*[.$B$2]))))" office:value-type="float" office:value="0.933537828642507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21] &lt;&gt; 0; [.C220]+([.A221]*[.$B$3] - [.C220])*(1-EXP(1)^(-[.$B$1]/([.$B$3]*[.$B$2])));[.C220]*(EXP(1)^(-[.$B$1]/([.$B$3]*[.$B$2]))))" office:value-type="float" office:value="0.945585376393282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22] &lt;&gt; 0; [.C221]+([.A222]*[.$B$3] - [.C221])*(1-EXP(1)^(-[.$B$1]/([.$B$3]*[.$B$2])));[.C221]*(EXP(1)^(-[.$B$1]/([.$B$3]*[.$B$2]))))" office:value-type="float" office:value="0.955449074236017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23] &lt;&gt; 0; [.C222]+([.A223]*[.$B$3] - [.C222])*(1-EXP(1)^(-[.$B$1]/([.$B$3]*[.$B$2])));[.C222]*(EXP(1)^(-[.$B$1]/([.$B$3]*[.$B$2]))))" office:value-type="float" office:value="0.963524786998933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0</text:p>
          </table:table-cell>
          <table:table-cell/>
          <table:table-cell table:formula="of:=IF([.A224] &lt;&gt; 0; [.C223]+([.A224]*[.$B$3] - [.C223])*(1-EXP(1)^(-[.$B$1]/([.$B$3]*[.$B$2])));[.C223]*(EXP(1)^(-[.$B$1]/([.$B$3]*[.$B$2]))))" office:value-type="float" office:value="0.970136621390957" calcext:value-type="float">
            <text:p>0,9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25] &lt;&gt; 0; [.C224]+([.A225]*[.$B$3] - [.C224])*(1-EXP(1)^(-[.$B$1]/([.$B$3]*[.$B$2])));[.C224]*(EXP(1)^(-[.$B$1]/([.$B$3]*[.$B$2]))))" office:value-type="float" office:value="0.794280686619947" calcext:value-type="float">
            <text:p>0,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26] &lt;&gt; 0; [.C225]+([.A226]*[.$B$3] - [.C225])*(1-EXP(1)^(-[.$B$1]/([.$B$3]*[.$B$2])));[.C225]*(EXP(1)^(-[.$B$1]/([.$B$3]*[.$B$2]))))" office:value-type="float" office:value="0.650302024711646" calcext:value-type="float">
            <text:p>0,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27] &lt;&gt; 0; [.C226]+([.A227]*[.$B$3] - [.C226])*(1-EXP(1)^(-[.$B$1]/([.$B$3]*[.$B$2])));[.C226]*(EXP(1)^(-[.$B$1]/([.$B$3]*[.$B$2]))))" office:value-type="float" office:value="0.532422266420302" calcext:value-type="float">
            <text:p>0,5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28] &lt;&gt; 0; [.C227]+([.A228]*[.$B$3] - [.C227])*(1-EXP(1)^(-[.$B$1]/([.$B$3]*[.$B$2])));[.C227]*(EXP(1)^(-[.$B$1]/([.$B$3]*[.$B$2]))))" office:value-type="float" office:value="0.43591048314178" calcext:value-type="float">
            <text:p>0,4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29] &lt;&gt; 0; [.C228]+([.A229]*[.$B$3] - [.C228])*(1-EXP(1)^(-[.$B$1]/([.$B$3]*[.$B$2])));[.C228]*(EXP(1)^(-[.$B$1]/([.$B$3]*[.$B$2]))))" office:value-type="float" office:value="0.356893318137256" calcext:value-type="float">
            <text:p>0,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0] &lt;&gt; 0; [.C229]+([.A230]*[.$B$3] - [.C229])*(1-EXP(1)^(-[.$B$1]/([.$B$3]*[.$B$2])));[.C229]*(EXP(1)^(-[.$B$1]/([.$B$3]*[.$B$2]))))" office:value-type="float" office:value="0.292199535127015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1] &lt;&gt; 0; [.C230]+([.A231]*[.$B$3] - [.C230])*(1-EXP(1)^(-[.$B$1]/([.$B$3]*[.$B$2])));[.C230]*(EXP(1)^(-[.$B$1]/([.$B$3]*[.$B$2]))))" office:value-type="float" office:value="0.239232745443578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2] &lt;&gt; 0; [.C231]+([.A232]*[.$B$3] - [.C231])*(1-EXP(1)^(-[.$B$1]/([.$B$3]*[.$B$2])));[.C231]*(EXP(1)^(-[.$B$1]/([.$B$3]*[.$B$2]))))" office:value-type="float" office:value="0.195867205837933" calcext:value-type="float">
            <text:p>0,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3] &lt;&gt; 0; [.C232]+([.A233]*[.$B$3] - [.C232])*(1-EXP(1)^(-[.$B$1]/([.$B$3]*[.$B$2])));[.C232]*(EXP(1)^(-[.$B$1]/([.$B$3]*[.$B$2]))))" office:value-type="float" office:value="0.160362504938971" calcext:value-type="float">
            <text:p>0,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4] &lt;&gt; 0; [.C233]+([.A234]*[.$B$3] - [.C233])*(1-EXP(1)^(-[.$B$1]/([.$B$3]*[.$B$2])));[.C233]*(EXP(1)^(-[.$B$1]/([.$B$3]*[.$B$2]))))" office:value-type="float" office:value="0.131293714434156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5] &lt;&gt; 0; [.C234]+([.A235]*[.$B$3] - [.C234])*(1-EXP(1)^(-[.$B$1]/([.$B$3]*[.$B$2])));[.C234]*(EXP(1)^(-[.$B$1]/([.$B$3]*[.$B$2]))))" office:value-type="float" office:value="0.107494201693082" calcext:value-type="float">
            <text:p>0,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6] &lt;&gt; 0; [.C235]+([.A236]*[.$B$3] - [.C235])*(1-EXP(1)^(-[.$B$1]/([.$B$3]*[.$B$2])));[.C235]*(EXP(1)^(-[.$B$1]/([.$B$3]*[.$B$2]))))" office:value-type="float" office:value="0.0880088087036932" calcext:value-type="float">
            <text:p>0,0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7] &lt;&gt; 0; [.C236]+([.A237]*[.$B$3] - [.C236])*(1-EXP(1)^(-[.$B$1]/([.$B$3]*[.$B$2])));[.C236]*(EXP(1)^(-[.$B$1]/([.$B$3]*[.$B$2]))))" office:value-type="float" office:value="0.0720555182274708" calcext:value-type="float">
            <text:p>0,0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8] &lt;&gt; 0; [.C237]+([.A238]*[.$B$3] - [.C237])*(1-EXP(1)^(-[.$B$1]/([.$B$3]*[.$B$2])));[.C237]*(EXP(1)^(-[.$B$1]/([.$B$3]*[.$B$2]))))" office:value-type="float" office:value="0.0589940687018014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39] &lt;&gt; 0; [.C238]+([.A239]*[.$B$3] - [.C238])*(1-EXP(1)^(-[.$B$1]/([.$B$3]*[.$B$2])));[.C238]*(EXP(1)^(-[.$B$1]/([.$B$3]*[.$B$2]))))" office:value-type="float" office:value="0.0483002582953601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0] &lt;&gt; 0; [.C239]+([.A240]*[.$B$3] - [.C239])*(1-EXP(1)^(-[.$B$1]/([.$B$3]*[.$B$2])));[.C239]*(EXP(1)^(-[.$B$1]/([.$B$3]*[.$B$2]))))" office:value-type="float" office:value="0.0395449068480212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1] &lt;&gt; 0; [.C240]+([.A241]*[.$B$3] - [.C240])*(1-EXP(1)^(-[.$B$1]/([.$B$3]*[.$B$2])));[.C240]*(EXP(1)^(-[.$B$1]/([.$B$3]*[.$B$2]))))" office:value-type="float" office:value="0.032376631364079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2] &lt;&gt; 0; [.C241]+([.A242]*[.$B$3] - [.C241])*(1-EXP(1)^(-[.$B$1]/([.$B$3]*[.$B$2])));[.C241]*(EXP(1)^(-[.$B$1]/([.$B$3]*[.$B$2]))))" office:value-type="float" office:value="0.0265077437788406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3] &lt;&gt; 0; [.C242]+([.A243]*[.$B$3] - [.C242])*(1-EXP(1)^(-[.$B$1]/([.$B$3]*[.$B$2])));[.C242]*(EXP(1)^(-[.$B$1]/([.$B$3]*[.$B$2]))))" office:value-type="float" office:value="0.0217027050264484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4] &lt;&gt; 0; [.C243]+([.A244]*[.$B$3] - [.C243])*(1-EXP(1)^(-[.$B$1]/([.$B$3]*[.$B$2])));[.C243]*(EXP(1)^(-[.$B$1]/([.$B$3]*[.$B$2]))))" office:value-type="float" office:value="0.0177686720301334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5] &lt;&gt; 0; [.C244]+([.A245]*[.$B$3] - [.C244])*(1-EXP(1)^(-[.$B$1]/([.$B$3]*[.$B$2])));[.C244]*(EXP(1)^(-[.$B$1]/([.$B$3]*[.$B$2]))))" office:value-type="float" office:value="0.0145477582324268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6] &lt;&gt; 0; [.C245]+([.A246]*[.$B$3] - [.C245])*(1-EXP(1)^(-[.$B$1]/([.$B$3]*[.$B$2])));[.C245]*(EXP(1)^(-[.$B$1]/([.$B$3]*[.$B$2]))))" office:value-type="float" office:value="0.0119106970532312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7] &lt;&gt; 0; [.C246]+([.A247]*[.$B$3] - [.C246])*(1-EXP(1)^(-[.$B$1]/([.$B$3]*[.$B$2])));[.C246]*(EXP(1)^(-[.$B$1]/([.$B$3]*[.$B$2]))))" office:value-type="float" office:value="0.00975165396807566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8] &lt;&gt; 0; [.C247]+([.A248]*[.$B$3] - [.C247])*(1-EXP(1)^(-[.$B$1]/([.$B$3]*[.$B$2])));[.C247]*(EXP(1)^(-[.$B$1]/([.$B$3]*[.$B$2]))))" office:value-type="float" office:value="0.00798397899703848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49] &lt;&gt; 0; [.C248]+([.A249]*[.$B$3] - [.C248])*(1-EXP(1)^(-[.$B$1]/([.$B$3]*[.$B$2])));[.C248]*(EXP(1)^(-[.$B$1]/([.$B$3]*[.$B$2]))))" office:value-type="float" office:value="0.006536729136804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0] &lt;&gt; 0; [.C249]+([.A250]*[.$B$3] - [.C249])*(1-EXP(1)^(-[.$B$1]/([.$B$3]*[.$B$2])));[.C249]*(EXP(1)^(-[.$B$1]/([.$B$3]*[.$B$2]))))" office:value-type="float" office:value="0.0053518211688424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1] &lt;&gt; 0; [.C250]+([.A251]*[.$B$3] - [.C250])*(1-EXP(1)^(-[.$B$1]/([.$B$3]*[.$B$2])));[.C250]*(EXP(1)^(-[.$B$1]/([.$B$3]*[.$B$2]))))" office:value-type="float" office:value="0.00438170057590503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2] &lt;&gt; 0; [.C251]+([.A252]*[.$B$3] - [.C251])*(1-EXP(1)^(-[.$B$1]/([.$B$3]*[.$B$2])));[.C251]*(EXP(1)^(-[.$B$1]/([.$B$3]*[.$B$2]))))" office:value-type="float" office:value="0.00358743301227295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3] &lt;&gt; 0; [.C252]+([.A253]*[.$B$3] - [.C252])*(1-EXP(1)^(-[.$B$1]/([.$B$3]*[.$B$2])));[.C252]*(EXP(1)^(-[.$B$1]/([.$B$3]*[.$B$2]))))" office:value-type="float" office:value="0.00293714173175505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4] &lt;&gt; 0; [.C253]+([.A254]*[.$B$3] - [.C253])*(1-EXP(1)^(-[.$B$1]/([.$B$3]*[.$B$2])));[.C253]*(EXP(1)^(-[.$B$1]/([.$B$3]*[.$B$2]))))" office:value-type="float" office:value="0.00240472826193658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5] &lt;&gt; 0; [.C254]+([.A255]*[.$B$3] - [.C254])*(1-EXP(1)^(-[.$B$1]/([.$B$3]*[.$B$2])));[.C254]*(EXP(1)^(-[.$B$1]/([.$B$3]*[.$B$2]))))" office:value-type="float" office:value="0.00196882498084324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6] &lt;&gt; 0; [.C255]+([.A256]*[.$B$3] - [.C255])*(1-EXP(1)^(-[.$B$1]/([.$B$3]*[.$B$2])));[.C255]*(EXP(1)^(-[.$B$1]/([.$B$3]*[.$B$2]))))" office:value-type="float" office:value="0.00161193755924453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7] &lt;&gt; 0; [.C256]+([.A257]*[.$B$3] - [.C256])*(1-EXP(1)^(-[.$B$1]/([.$B$3]*[.$B$2])));[.C256]*(EXP(1)^(-[.$B$1]/([.$B$3]*[.$B$2]))))" office:value-type="float" office:value="0.0013197428517949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8] &lt;&gt; 0; [.C257]+([.A258]*[.$B$3] - [.C257])*(1-EXP(1)^(-[.$B$1]/([.$B$3]*[.$B$2])));[.C257]*(EXP(1)^(-[.$B$1]/([.$B$3]*[.$B$2]))))" office:value-type="float" office:value="0.00108051405891937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59] &lt;&gt; 0; [.C258]+([.A259]*[.$B$3] - [.C258])*(1-EXP(1)^(-[.$B$1]/([.$B$3]*[.$B$2])));[.C258]*(EXP(1)^(-[.$B$1]/([.$B$3]*[.$B$2]))))" office:value-type="float" office:value="0.000884650089170402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0] &lt;&gt; 0; [.C259]+([.A260]*[.$B$3] - [.C259])*(1-EXP(1)^(-[.$B$1]/([.$B$3]*[.$B$2])));[.C259]*(EXP(1)^(-[.$B$1]/([.$B$3]*[.$B$2]))))" office:value-type="float" office:value="0.000724290233716987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1] &lt;&gt; 0; [.C260]+([.A261]*[.$B$3] - [.C260])*(1-EXP(1)^(-[.$B$1]/([.$B$3]*[.$B$2])));[.C260]*(EXP(1)^(-[.$B$1]/([.$B$3]*[.$B$2]))))" office:value-type="float" office:value="0.00059299868849813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2] &lt;&gt; 0; [.C261]+([.A262]*[.$B$3] - [.C261])*(1-EXP(1)^(-[.$B$1]/([.$B$3]*[.$B$2])));[.C261]*(EXP(1)^(-[.$B$1]/([.$B$3]*[.$B$2]))))" office:value-type="float" office:value="0.000485506262808335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3] &lt;&gt; 0; [.C262]+([.A263]*[.$B$3] - [.C262])*(1-EXP(1)^(-[.$B$1]/([.$B$3]*[.$B$2])));[.C262]*(EXP(1)^(-[.$B$1]/([.$B$3]*[.$B$2]))))" office:value-type="float" office:value="0.000397498908173144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4] &lt;&gt; 0; [.C263]+([.A264]*[.$B$3] - [.C263])*(1-EXP(1)^(-[.$B$1]/([.$B$3]*[.$B$2])));[.C263]*(EXP(1)^(-[.$B$1]/([.$B$3]*[.$B$2]))))" office:value-type="float" office:value="0.000325444580436274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5] &lt;&gt; 0; [.C264]+([.A265]*[.$B$3] - [.C264])*(1-EXP(1)^(-[.$B$1]/([.$B$3]*[.$B$2])));[.C264]*(EXP(1)^(-[.$B$1]/([.$B$3]*[.$B$2]))))" office:value-type="float" office:value="0.000266451486425738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6] &lt;&gt; 0; [.C265]+([.A266]*[.$B$3] - [.C265])*(1-EXP(1)^(-[.$B$1]/([.$B$3]*[.$B$2])));[.C265]*(EXP(1)^(-[.$B$1]/([.$B$3]*[.$B$2]))))" office:value-type="float" office:value="0.000218152026140092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7] &lt;&gt; 0; [.C266]+([.A267]*[.$B$3] - [.C266])*(1-EXP(1)^(-[.$B$1]/([.$B$3]*[.$B$2])));[.C266]*(EXP(1)^(-[.$B$1]/([.$B$3]*[.$B$2]))))" office:value-type="float" office:value="0.00017860777264716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8] &lt;&gt; 0; [.C267]+([.A268]*[.$B$3] - [.C267])*(1-EXP(1)^(-[.$B$1]/([.$B$3]*[.$B$2])));[.C267]*(EXP(1)^(-[.$B$1]/([.$B$3]*[.$B$2]))))" office:value-type="float" office:value="0.000146231676204995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</text:p>
          </table:table-cell>
          <table:table-cell/>
          <table:table-cell table:formula="of:=IF([.A269] &lt;&gt; 0; [.C268]+([.A269]*[.$B$3] - [.C268])*(1-EXP(1)^(-[.$B$1]/([.$B$3]*[.$B$2])));[.C268]*(EXP(1)^(-[.$B$1]/([.$B$3]*[.$B$2]))))" office:value-type="float" office:value="0.000119724370383171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8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min-integer-digits="1"/>
      <number:text>+2</number:text>
    </number:number-style>
    <number:number-style style:name="N110">
      <number:text>=</number:text>
      <number:number number:min-integer-digits="1"/>
      <number:text>+2</number:text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7">
      <number:month/>
      <number:text>/</number:text>
      <number:day/>
      <number:text>/</number:text>
      <number:year number:style="long"/>
    </number:date-style>
    <number:number-style style:name="N138P0" style:volatile="true">
      <number:number number:decimal-places="0" loext:min-decimal-places="0" number:min-integer-digits="1"/>
    </number:number-style>
    <number:number-style style:name="N138">
      <number:text>(</number:text>
      <number:number number:decimal-places="0" loext:min-decimal-places="0" number:min-integer-digits="1"/>
      <number:text>)</number:text>
      <style:map style:condition="value()&gt;=0" style:apply-style-name="N138P0"/>
    </number:number-style>
    <number:date-style style:name="N139">
      <number:day/>
      <number:text> </number:text>
      <number:month number:textual="true"/>
      <number:text> </number:text>
      <number:year number:style="long"/>
    </number:date-style>
    <number:currency-style style:name="N14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1P0"/>
    </number:currency-style>
    <number:number-style style:name="N142">
      <number:number number:decimal-places="3" loext:min-decimal-places="3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.37mm" fo:margin-bottom="4.04mm" fo:margin-left="5.63mm" fo:margin-right="6.1mm" style:shadow="none" fo:background-color="transparent" style:first-page-number="continue" style:scale-to="100%" style:writing-mode="lr-tb" style:print="charts drawing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 style:data-style-name="N2" text:time-value="13:26:49.6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Соколов</meta:initial-creator>
    <meta:creation-date>2011-06-10T14:33:43.62</meta:creation-date>
    <meta:print-date>2012-09-03T10:28:11.17</meta:print-date>
    <dc:date>2019-11-13T13:32:01.490000000</dc:date>
    <meta:editing-duration>P3DT20H12M59S</meta:editing-duration>
    <meta:editing-cycles>514</meta:editing-cycles>
    <meta:generator>LibreOffice/6.2.4.2$Windows_X86_64 LibreOffice_project/2412653d852ce75f65fbfa83fb7e7b669a126d64</meta:generator>
    <meta:document-statistic meta:table-count="1" meta:cell-count="5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Arial" style:font-style-name="Обычный" fo:font-size="9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1cm" svg:stroke-color="#b3b3b3" draw:fill="none" draw:fill-color="#e6e6e6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532cm" svg:height="17.607cm" xlink:href=".." xlink:type="simple" chart:class="chart:line" chart:column-mapping="0" chart:style-name="ch1">
        <chart:plot-area chart:style-name="ch2" table:cell-range-address="isopotential.A8:isopotential.A269 isopotential.C8:isopotential.C269" chart:data-source-has-labels="column" svg:x="0.67cm" svg:y="0.352cm" svg:width="32.192cm" svg:height="16.903cm">
          <chartooo:coordinate-region svg:x="1.688cm" svg:y="0.551cm" svg:width="31.109cm" svg:height="16.505cm"/>
          <chart:axis chart:dimension="x" chart:name="primary-x" chart:style-name="ch3" chartooo:axis-type="auto">
            <chartooo:date-scale/>
            <chart:categories table:cell-range-address="isopotential.A8:isopotential.A269"/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isopotential.C8:isopotential.C269" chart:class="chart:line">
            <chart:data-point chart:repeated="262"/>
          </chart:series>
          <chart:series chart:style-name="ch8" chart:values-cell-range-address="isopotential.A8:isopotential.A269" chart:class="chart:line">
            <chart:data-point chart:repeated="2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sopotential.A8:isopotential.A269</svg:desc>
                </draw:g>
              </table:table-cell>
              <table:table-cell office:value-type="float" office:value="0.181269246922018">
                <text:p>0.181269246922018</text:p>
                <draw:g>
                  <svg:desc>isopotential.C8:isopotential.C269</svg:desc>
                </draw:g>
              </table:table-cell>
              <table:table-cell office:value-type="float" office:value="1">
                <text:p>1</text:p>
                <draw:g>
                  <svg:desc>isopotential.A8:isopotential.A2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9679953964361">
                <text:p>0.329679953964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1188363905974">
                <text:p>0.451188363905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0671035882779">
                <text:p>0.550671035882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98805788087798">
                <text:p>0.698805788087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53403036058394">
                <text:p>0.753403036058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98103482005345">
                <text:p>0.798103482005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34701111778413">
                <text:p>0.834701111778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07927594715648">
                <text:p>0.707927594715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79602092746227">
                <text:p>0.579602092746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74538057879693">
                <text:p>0.47453805787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88518901492004">
                <text:p>0.38851890149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13682312588156">
                <text:p>0.136823125881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0692479460305249">
                <text:p>-0.0692479460305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237964669924693">
                <text:p>-0.2379646699246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376098240335416">
                <text:p>-0.3760982403354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489192442463137">
                <text:p>-0.489192442463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58178614373992">
                <text:p>-0.581786143739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657595454516537">
                <text:p>-0.657595454516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719662868619001">
                <text:p>-0.7196628686190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770479369308713">
                <text:p>-0.7704793693087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812084401187189">
                <text:p>-0.812084401187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846147720268888">
                <text:p>-0.8461477202688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874036407152982">
                <text:p>-0.8740364071529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896869732767953">
                <text:p>-0.8968697327679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915564078643972">
                <text:p>-0.9155640786439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930869714521346">
                <text:p>-0.930869714521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943400909309566">
                <text:p>-0.943400909309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72391336933474">
                <text:p>-0.772391336933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32380540958452">
                <text:p>-0.632380540958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17749396530775">
                <text:p>-0.51774939653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23897353327312">
                <text:p>-0.423897353327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47057799317434">
                <text:p>-0.347057799317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8414689339675">
                <text:p>-0.2841468933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3263980001549">
                <text:p>-0.2326398000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90469358662593">
                <text:p>-0.19046935866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55943121456105">
                <text:p>-0.155943121456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27675429267088">
                <text:p>-0.127675429267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67374465686206">
                <text:p>0.0767374465686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4096554340426">
                <text:p>0.244096554340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81118602680896">
                <text:p>0.381118602680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93302767506976">
                <text:p>0.493302767506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85151393258457">
                <text:p>0.585151393258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60350687789145">
                <text:p>0.660350687789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1918662831188">
                <text:p>0.72191866283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2326257402847">
                <text:p>0.772326257402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359650526735">
                <text:p>0.81359650526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4738572638117">
                <text:p>0.84738572638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93780753907588">
                <text:p>0.693780753907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68019639117769">
                <text:p>0.56801963911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65055146897975">
                <text:p>0.465055146897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8075495064257">
                <text:p>0.38075495064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11735787477761">
                <text:p>0.311735787477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55227676043025">
                <text:p>0.25522767604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08962747413049">
                <text:p>0.20896274741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7108422755473">
                <text:p>0.17108422755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40071918465649">
                <text:p>0.140071918465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14681187290458">
                <text:p>0.114681187290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75162261756212">
                <text:p>0.275162261756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6553052708323">
                <text:p>0.406553052708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14126733932056">
                <text:p>0.514126733932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02200614971733">
                <text:p>0.602200614971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4309409921849">
                <text:p>0.674309409921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3347097914903">
                <text:p>0.733347097914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81683068665439">
                <text:p>0.781683068665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21257214398781">
                <text:p>0.821257214398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53657784537458">
                <text:p>0.853657784537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0185127727253">
                <text:p>0.880185127727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20634632472173">
                <text:p>0.72063463247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90005735338017">
                <text:p>0.590005735338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83055840013623">
                <text:p>0.483055840013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95492671673071">
                <text:p>0.39549267167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23802012915716">
                <text:p>0.323802012915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65106665882651">
                <text:p>0.265106665882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17050980204096">
                <text:p>0.21705098020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77706312478813">
                <text:p>0.17770631247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4549362304249">
                <text:p>0.1454936230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19120103561622">
                <text:p>0.11912010356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78796539017752">
                <text:p>0.278796539017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9528547267557">
                <text:p>0.409528547267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16562862833317">
                <text:p>0.516562862833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04195148621658">
                <text:p>0.60419514862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5942395959091">
                <text:p>0.675942395959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4684073802941">
                <text:p>0.734684073802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82777691941099">
                <text:p>0.78277769194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22153416137599">
                <text:p>0.822153416137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5439153246199">
                <text:p>0.85439153246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0785869718074">
                <text:p>0.880785869718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21126478414724">
                <text:p>0.721126478414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9040842473696">
                <text:p>0.59040842473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83385534208476">
                <text:p>0.483385534208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77031849371526">
                <text:p>0.57703184937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53702967507949">
                <text:p>0.65370296750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16475969799112">
                <text:p>0.716475969799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67870157237923">
                <text:p>0.767870157237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09948159023531">
                <text:p>0.809948159023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44398713113479">
                <text:p>0.844398713113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72604441207495">
                <text:p>0.872604441207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95697338211022">
                <text:p>0.89569733821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14604203165472">
                <text:p>0.914604203165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0083834947973">
                <text:p>0.930083834947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61488238612611">
                <text:p>0.76148823861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23453839059329">
                <text:p>0.62345383905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10440831162403">
                <text:p>0.51044083116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99182853021364">
                <text:p>0.599182853021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1838675407613">
                <text:p>0.671838675407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1324231585407">
                <text:p>0.731324231585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80026885792115">
                <text:p>0.780026885792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9901246547669">
                <text:p>0.819901246547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52547611957567">
                <text:p>0.852547611957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79276195294872">
                <text:p>0.879276195294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01159708459332">
                <text:p>0.901159708459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19076413672461">
                <text:p>0.919076413672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3745371224283">
                <text:p>0.93374537122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64486050965537">
                <text:p>0.76448605096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25908240224627">
                <text:p>0.625908240224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12450324876823">
                <text:p>0.512450324876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00828087323476">
                <text:p>0.600828087323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3185679326771">
                <text:p>0.67318567932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2427065118538">
                <text:p>0.732427065118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80929809521215">
                <text:p>0.78092980952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20640497972367">
                <text:p>0.820640497972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53152859833224">
                <text:p>0.853152859833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79771730343908">
                <text:p>0.879771730343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01565418243205">
                <text:p>0.901565418243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19408580749343">
                <text:p>0.919408580749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4017326625286">
                <text:p>0.934017326625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64708709215804">
                <text:p>0.764708709215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26090537381547">
                <text:p>0.62609053738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12599577165392">
                <text:p>0.512599577165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19681037840076">
                <text:p>0.419681037840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43605772163355">
                <text:p>0.343605772163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81320612605245">
                <text:p>0.281320612605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30325837014651">
                <text:p>0.23032583701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88574845992322">
                <text:p>0.18857484599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54392025670858">
                <text:p>0.154392025670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26405499446737">
                <text:p>0.126405499446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0777771771667929">
                <text:p>-0.07777717716679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244947813756066">
                <text:p>-0.2449478137560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381815554943327">
                <text:p>-0.3818155549433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12604136835638">
                <text:p>-0.312604136835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55938620366734">
                <text:p>-0.25593862036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09544819394596">
                <text:p>-0.209544819394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71560787786527">
                <text:p>-0.171560787786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40462092983115">
                <text:p>-0.14046209298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15000635166976">
                <text:p>-0.11500063516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941545566347042">
                <text:p>-0.0941545566347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04182015862763">
                <text:p>0.104182015862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6566267226521">
                <text:p>0.266566267226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9515247633574">
                <text:p>0.399515247633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27095419561172">
                <text:p>0.32709541956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49072326107695">
                <text:p>0.449072326107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48938570662653">
                <text:p>0.548938570662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30702136274203">
                <text:p>0.630702136274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1637523499967">
                <text:p>0.5163752349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04041531944118">
                <text:p>0.604041531944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5816625261003">
                <text:p>0.67581662526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458110146458">
                <text:p>0.73458110146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01424138398949">
                <text:p>0.601424138398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3673684672666">
                <text:p>0.673673684672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2826610102889">
                <text:p>0.732826610102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81256929287141">
                <text:p>0.781256929287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39639074062652">
                <text:p>0.63963907406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04961427727437">
                <text:p>0.704961427727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58442847536232">
                <text:p>0.758442847536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02229730651966">
                <text:p>0.802229730651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56810151518231">
                <text:p>0.65681015151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19019916903803">
                <text:p>0.71901991690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69952964966736">
                <text:p>0.76995296496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1653417763859">
                <text:p>0.811653417763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64525613964122">
                <text:p>0.664525613964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5336803282472">
                <text:p>0.725336803282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5124794108653">
                <text:p>0.775124794108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5887753332011">
                <text:p>0.81588775333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6799239471262">
                <text:p>0.6679923947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175163295446">
                <text:p>0.728175163295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7448646739581">
                <text:p>0.777448646739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7790362946573">
                <text:p>0.817790362946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69550119715164">
                <text:p>0.66955011971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9450520659867">
                <text:p>0.729450520659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8492821034997">
                <text:p>0.778492821034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8645260553804">
                <text:p>0.818645260553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70250050676937">
                <text:p>0.67025005067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0023575663302">
                <text:p>0.730023575663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8961998789514">
                <text:p>0.778961998789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9029390810087">
                <text:p>0.819029390810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70564549930943">
                <text:p>0.670564549930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0281065874377">
                <text:p>0.730281065874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9172813943938">
                <text:p>0.779172813943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9201991660229">
                <text:p>0.819201991660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70705863554962">
                <text:p>0.670705863554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039676368419">
                <text:p>0.7303967636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9267539298896">
                <text:p>0.779267539298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9279546221429">
                <text:p>0.81927954622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70769359859258">
                <text:p>0.67076935985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0448750061224">
                <text:p>0.730448750061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9310102144515">
                <text:p>0.779310102144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9314393732076">
                <text:p>0.819314393732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70797890587892">
                <text:p>0.67079789058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0472109046165">
                <text:p>0.730472109046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9329226863847">
                <text:p>0.779329226863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9330051727937">
                <text:p>0.819330051727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70810710270635">
                <text:p>0.6708107102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0482604914671">
                <text:p>0.730482604914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9337820154173">
                <text:p>0.779337820154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9337087318997">
                <text:p>0.819337087318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52085717447421">
                <text:p>0.852085717447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78898028054737">
                <text:p>0.878898028054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00850091310026">
                <text:p>0.900850091310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18822920590645">
                <text:p>0.918822920590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3537828642507">
                <text:p>0.933537828642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5585376393282">
                <text:p>0.945585376393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5449074236017">
                <text:p>0.955449074236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63524786998933">
                <text:p>0.963524786998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0136621390957">
                <text:p>0.970136621390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94280686619947">
                <text:p>0.794280686619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50302024711646">
                <text:p>0.65030202471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32422266420302">
                <text:p>0.532422266420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3591048314178">
                <text:p>0.43591048314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56893318137256">
                <text:p>0.356893318137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92199535127015">
                <text:p>0.292199535127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39232745443578">
                <text:p>0.239232745443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95867205837933">
                <text:p>0.195867205837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60362504938971">
                <text:p>0.160362504938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31293714434156">
                <text:p>0.131293714434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07494201693082">
                <text:p>0.10749420169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880088087036932">
                <text:p>0.0880088087036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720555182274708">
                <text:p>0.0720555182274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589940687018014">
                <text:p>0.058994068701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483002582953601">
                <text:p>0.0483002582953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95449068480212">
                <text:p>0.0395449068480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2376631364079">
                <text:p>0.0323766313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265077437788406">
                <text:p>0.0265077437788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217027050264484">
                <text:p>0.021702705026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177686720301334">
                <text:p>0.017768672030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145477582324268">
                <text:p>0.014547758232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119106970532312">
                <text:p>0.011910697053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975165396807566">
                <text:p>0.00975165396807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798397899703848">
                <text:p>0.0079839789970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65367291368041">
                <text:p>0.0065367291368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535182116884241">
                <text:p>0.0053518211688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438170057590503">
                <text:p>0.0043817005759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358743301227295">
                <text:p>0.00358743301227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293714173175505">
                <text:p>0.00293714173175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240472826193658">
                <text:p>0.0024047282619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196882498084324">
                <text:p>0.00196882498084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161193755924453">
                <text:p>0.0016119375592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131974285179496">
                <text:p>0.0013197428517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108051405891937">
                <text:p>0.0010805140589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884650089170402">
                <text:p>0.00088465008917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724290233716987">
                <text:p>0.000724290233716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592998688498136">
                <text:p>0.00059299868849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485506262808335">
                <text:p>0.00048550626280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397498908173144">
                <text:p>0.00039749890817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325444580436274">
                <text:p>0.000325444580436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266451486425738">
                <text:p>0.000266451486425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218152026140092">
                <text:p>0.00021815202614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178607772647166">
                <text:p>0.000178607772647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146231676204995">
                <text:p>0.000146231676204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119724370383171">
                <text:p>0.0001197243703831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